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measure">
      <style:graphic-properties svg:stroke-width="0.051cm" draw:marker-start-width="0.276cm" draw:marker-end-width="0.276cm" draw:textarea-horizontal-align="center" draw:textarea-vertical-align="middle" draw:line-distance="0.487cm" draw:show-unit="true"/>
    </style:style>
    <style:style style:name="gr3" style:family="graphic" style:parent-style-name="measure">
      <style:graphic-properties svg:stroke-width="0.051cm" draw:marker-start-width="0.276cm" draw:marker-end-width="0.276cm" draw:textarea-horizontal-align="center" draw:textarea-vertical-align="middle" draw:line-distance="0.505cm" draw:show-unit="true"/>
    </style:style>
    <style:style style:name="gr4" style:family="graphic" style:parent-style-name="standard">
      <style:graphic-properties draw:visible-area-left="0cm" draw:visible-area-top="0cm" draw:visible-area-width="0cm" draw:visible-area-height="0cm"/>
    </style:style>
    <style:style style:name="gr5" style:family="graphic" style:parent-style-name="standard">
      <style:graphic-properties svg:stroke-width="0.102cm" svg:stroke-color="#d0cca9" draw:marker-start-width="0.352cm" draw:marker-end-width="0.352cm" draw:fill="solid" draw:fill-color="#e7e4dc" draw:textarea-horizontal-align="right" draw:textarea-vertical-align="bottom" fo:padding-top="0.051cm" fo:padding-bottom="0.051cm" fo:padding-left="0.051cm" fo:padding-right="0.051cm"/>
    </style:style>
    <style:style style:name="gr6" style:family="graphic" style:parent-style-name="standard">
      <style:graphic-properties draw:stroke="solid" svg:stroke-width="0.102cm" svg:stroke-color="#d0cca9" draw:marker-start-width="0.352cm" draw:marker-end-width="0.352cm" draw:fill="solid" draw:fill-color="#ffffff" draw:textarea-horizontal-align="right" draw:textarea-vertical-align="bottom" fo:padding-top="0.051cm" fo:padding-bottom="0.051cm" fo:padding-left="0.051cm" fo:padding-right="0.051cm"/>
    </style:style>
    <style:style style:name="gr7" style:family="graphic" style:parent-style-name="standard">
      <style:graphic-properties draw:stroke="none" svg:stroke-color="#000000" draw:fill="none" draw:fill-color="#ffffff" draw:auto-grow-height="true" draw:auto-grow-width="false" fo:max-height="0cm" fo:min-height="2.946cm"/>
    </style:style>
    <style:style style:name="gr8" style:family="graphic" style:parent-style-name="standard">
      <style:graphic-properties draw:stroke="none" svg:stroke-color="#000000" draw:fill="none" draw:fill-color="#ffffff" draw:auto-grow-height="true" draw:auto-grow-width="false" fo:max-height="0cm" fo:min-height="2.461cm"/>
    </style:style>
    <style:style style:name="gr9" style:family="graphic" style:parent-style-name="standard">
      <style:graphic-properties svg:stroke-width="0.152cm" draw:marker-start="Arrow" draw:marker-start-width="0.456cm" draw:marker-end="Arrow" draw:marker-end-width="0.456cm" draw:textarea-horizontal-align="center" draw:textarea-vertical-align="top" fo:padding-top="0.076cm" fo:padding-bottom="0.076cm" fo:padding-left="0.076cm" fo:padding-right="0.076cm"/>
    </style:style>
    <style:style style:name="gr10" style:family="graphic" style:parent-style-name="standard">
      <style:graphic-properties draw:stroke="none" svg:stroke-color="#000000" draw:fill="none" draw:fill-color="#ffffff" draw:auto-grow-height="true" draw:auto-grow-width="false" fo:max-height="0cm" fo:min-height="2.699cm"/>
    </style:style>
    <style:style style:name="gr11" style:family="graphic" style:parent-style-name="standard">
      <style:graphic-properties draw:stroke="none" svg:stroke-color="#000000" draw:fill="none" draw:fill-color="#ffffff" draw:auto-grow-height="true" draw:auto-grow-width="false" fo:max-height="0cm" fo:min-height="2.75cm"/>
    </style:style>
    <style:style style:name="pr1" style:family="presentation" style:parent-style-name="Jafar-title" style:list-style-name="L1">
      <style:graphic-properties draw:stroke="none" draw:fill="none" draw:fill-color="#ffffff" draw:auto-grow-height="true" fo:min-height="2.357cm"/>
    </style:style>
    <style:style style:name="pr2" style:family="presentation" style:parent-style-name="Jafar-subtitle" style:list-style-name="L7">
      <style:graphic-properties draw:stroke="none" draw:fill="none" draw:fill-color="#ffffff" draw:auto-grow-height="true" fo:min-height="13.235cm"/>
    </style:style>
    <style:style style:name="pr3" style:family="presentation" style:parent-style-name="Jafar-notes">
      <style:graphic-properties draw:fill-color="#ffffff" draw:auto-grow-height="true" fo:min-height="11.41cm"/>
    </style:style>
    <style:style style:name="pr4" style:family="presentation" style:parent-style-name="Jafar-title" style:list-style-name="L3">
      <style:graphic-properties draw:stroke="none" draw:fill="none" draw:fill-color="#ffffff" draw:auto-grow-height="true" fo:min-height="2.357cm"/>
    </style:style>
    <style:style style:name="pr5" style:family="presentation" style:parent-style-name="Jafar-outline1" style:list-style-name="L4">
      <style:graphic-properties draw:stroke="none" draw:fill="none" draw:fill-color="#ffffff" draw:auto-grow-height="true" fo:min-height="10.436cm"/>
    </style:style>
    <style:style style:name="pr6" style:family="presentation" style:parent-style-name="Jafar-title" style:list-style-name="L3">
      <style:graphic-properties draw:stroke="none" draw:fill="none" draw:fill-color="#ffffff" draw:auto-grow-height="true" fo:min-height="2.357cm"/>
    </style:style>
    <style:style style:name="pr7" style:family="presentation" style:parent-style-name="Jafar-outline1">
      <style:graphic-properties draw:stroke="none" draw:fill="none" draw:fill-color="#ffffff" draw:auto-grow-height="true" fo:min-height="13.235cm"/>
    </style:style>
    <style:style style:name="pr8" style:family="presentation" style:parent-style-name="Jafar-title" style:list-style-name="L3">
      <style:graphic-properties draw:stroke="none" draw:fill="none" draw:fill-color="#ffffff" draw:auto-grow-height="true" fo:min-height="2.357cm"/>
    </style:style>
    <style:style style:name="pr9" style:family="presentation" style:parent-style-name="Jafar-title" style:list-style-name="L3">
      <style:graphic-properties draw:stroke="none" draw:fill="none" draw:fill-color="#ffffff" draw:auto-grow-height="true" fo:min-height="2.357cm"/>
    </style:style>
    <style:style style:name="pr10" style:family="presentation" style:parent-style-name="Jafar-outline1" style:list-style-name="L4">
      <style:graphic-properties draw:stroke="none" draw:fill="none" draw:fill-color="#ffffff" draw:auto-grow-height="true" fo:min-height="10.458cm"/>
    </style:style>
    <style:style style:name="pr11" style:family="presentation" style:parent-style-name="Jafar-title" style:list-style-name="L3">
      <style:graphic-properties draw:stroke="none" draw:fill="none" draw:fill-color="#ffffff" draw:auto-grow-height="true" fo:min-height="2.357cm"/>
    </style:style>
    <style:style style:name="pr12" style:family="presentation" style:parent-style-name="Jafar-outline1">
      <style:graphic-properties draw:stroke="none" draw:fill="none" draw:fill-color="#ffffff" draw:auto-grow-height="true" fo:min-height="13.32cm"/>
    </style:style>
    <style:style style:name="pr13" style:family="presentation" style:parent-style-name="Jafar-title" style:list-style-name="L3">
      <style:graphic-properties draw:stroke="none" draw:fill="none" draw:fill-color="#ffffff" draw:auto-grow-height="true" fo:min-height="2.357cm"/>
    </style:style>
    <style:style style:name="pr14" style:family="presentation" style:parent-style-name="Jafar-title" style:list-style-name="L3">
      <style:graphic-properties draw:stroke="none" draw:fill="none" draw:fill-color="#ffffff" draw:auto-grow-height="true" fo:min-height="2.357cm"/>
    </style:style>
    <style:style style:name="pr15" style:family="presentation" style:parent-style-name="Jafar-title" style:list-style-name="L3">
      <style:graphic-properties draw:stroke="none" draw:fill="none" draw:fill-color="#ffffff" draw:auto-grow-height="true" fo:min-height="2.357cm"/>
    </style:style>
    <style:style style:name="pr16" style:family="presentation" style:parent-style-name="Jafar-outline1" style:list-style-name="L4">
      <style:graphic-properties draw:stroke="none" draw:fill="none" draw:fill-color="#ffffff" draw:auto-grow-height="true" fo:min-height="10.458cm"/>
    </style:style>
    <style:style style:name="pr17" style:family="presentation" style:parent-style-name="Jafar-title" style:list-style-name="L3">
      <style:graphic-properties draw:stroke="none" draw:fill="none" draw:fill-color="#ffffff" draw:auto-grow-height="true" fo:min-height="2.357cm"/>
    </style:style>
    <style:style style:name="pr18" style:family="presentation" style:parent-style-name="Jafar-title" style:list-style-name="L3">
      <style:graphic-properties draw:stroke="none" draw:fill="none" draw:fill-color="#ffffff" draw:auto-grow-height="true" fo:min-height="2.357cm"/>
    </style:style>
    <style:style style:name="pr19" style:family="presentation" style:parent-style-name="Jafar-title" style:list-style-name="L3">
      <style:graphic-properties draw:stroke="none" draw:fill="none" draw:fill-color="#ffffff" draw:auto-grow-height="true" fo:min-height="2.357cm"/>
    </style:style>
    <style:style style:name="pr20" style:family="presentation" style:parent-style-name="Jafar-title" style:list-style-name="L3">
      <style:graphic-properties draw:stroke="none" draw:fill="none" draw:fill-color="#ffffff" draw:auto-grow-height="true" fo:min-height="2.357cm"/>
    </style:style>
    <style:style style:name="pr21" style:family="presentation" style:parent-style-name="Jafar-outline1">
      <style:graphic-properties draw:stroke="none" draw:fill="none" draw:fill-color="#ffffff" draw:auto-grow-height="true" fo:min-height="13.574cm"/>
    </style:style>
    <style:style style:name="pr22" style:family="presentation" style:parent-style-name="Jafar-title" style:list-style-name="L3">
      <style:graphic-properties draw:stroke="none" draw:fill="none" draw:fill-color="#ffffff" draw:auto-grow-height="true" fo:min-height="2.357cm"/>
    </style:style>
    <style:style style:name="pr23" style:family="presentation" style:parent-style-name="Jafar-title" style:list-style-name="L3">
      <style:graphic-properties draw:stroke="none" draw:fill="none" draw:fill-color="#ffffff" draw:auto-grow-height="true" fo:min-height="2.357cm"/>
    </style:style>
    <style:style style:name="pr24" style:family="presentation" style:parent-style-name="Jafar-title" style:list-style-name="L3">
      <style:graphic-properties draw:stroke="none" draw:fill="none" draw:fill-color="#ffffff" draw:auto-grow-height="true" fo:min-height="2.357cm"/>
    </style:style>
    <style:style style:name="pr25" style:family="presentation" style:parent-style-name="Jafar-title" style:list-style-name="L3">
      <style:graphic-properties draw:stroke="none" draw:fill="none" draw:fill-color="#ffffff" draw:auto-grow-height="true" fo:min-height="2.357cm"/>
    </style:style>
    <style:style style:name="pr26" style:family="presentation" style:parent-style-name="Jafar-title" style:list-style-name="L3">
      <style:graphic-properties draw:stroke="none" draw:fill="none" draw:fill-color="#ffffff" draw:auto-grow-height="true" fo:min-height="2.357cm"/>
    </style:style>
    <style:style style:name="pr27" style:family="presentation" style:parent-style-name="Jafar-title" style:list-style-name="L3">
      <style:graphic-properties draw:stroke="none" draw:fill="none" draw:fill-color="#ffffff" draw:auto-grow-height="true" fo:min-height="2.357cm"/>
    </style:style>
    <style:style style:name="pr28" style:family="presentation" style:parent-style-name="Jafar-title" style:list-style-name="L3">
      <style:graphic-properties draw:stroke="none" draw:fill="none" draw:fill-color="#ffffff" draw:auto-grow-height="true" fo:min-height="2.357cm"/>
    </style:style>
    <style:style style:name="pr29" style:family="presentation" style:parent-style-name="Jafar-outline1" style:list-style-name="L4">
      <style:graphic-properties draw:stroke="none" draw:fill="none" draw:fill-color="#ffffff" draw:auto-grow-height="true" fo:min-height="10.458cm"/>
    </style:style>
    <style:style style:name="pr30" style:family="presentation" style:parent-style-name="Jafar-title" style:list-style-name="L3">
      <style:graphic-properties draw:stroke="none" draw:fill="none" draw:fill-color="#ffffff" draw:auto-grow-height="true" fo:min-height="2.357cm"/>
    </style:style>
    <style:style style:name="pr31" style:family="presentation" style:parent-style-name="Jafar-title" style:list-style-name="L3">
      <style:graphic-properties draw:stroke="none" draw:fill="none" draw:fill-color="#ffffff" draw:auto-grow-height="true" fo:min-height="2.357cm"/>
    </style:style>
    <style:style style:name="pr32" style:family="presentation" style:parent-style-name="Jafar-outline1" style:list-style-name="L4">
      <style:graphic-properties draw:stroke="none" draw:fill="none" draw:fill-color="#ffffff" draw:auto-grow-height="true" fo:min-height="10.458cm"/>
    </style:style>
    <style:style style:name="pr33" style:family="presentation" style:parent-style-name="Jafar-title">
      <style:graphic-properties draw:fill-color="#ffffff" fo:min-height="2.357cm"/>
    </style:style>
    <style:style style:name="pr34" style:family="presentation" style:parent-style-name="Jafar-outline1">
      <style:graphic-properties draw:fill-color="#ffffff" fo:min-height="13.235cm"/>
    </style:style>
    <style:style style:name="pr35" style:family="presentation" style:parent-style-name="Jafar-notes">
      <style:graphic-properties draw:fill-color="#ffffff" fo:min-height="11.41cm"/>
    </style:style>
    <style:style style:name="P1" style:family="paragraph">
      <style:paragraph-properties fo:margin-left="1cm" fo:margin-right="0cm" fo:text-indent="-1cm"/>
    </style:style>
    <style:style style:name="P2" style:family="paragraph">
      <style:paragraph-properties fo:margin-left="1.2cm" fo:margin-right="0cm" fo:text-align="center" fo:text-indent="-0.6cm"/>
    </style:style>
    <style:style style:name="P3" style:family="paragraph">
      <style:paragraph-properties fo:margin-left="1.2cm" fo:margin-right="0cm" fo:text-align="center" fo:text-indent="-0.6cm"/>
      <style:text-properties fo:font-size="32pt" fo:hyphenate="false"/>
    </style:style>
    <style:style style:name="P4" style:family="paragraph">
      <style:paragraph-properties fo:margin-left="0cm" fo:margin-right="0cm" fo:text-indent="0cm"/>
    </style:style>
    <style:style style:name="P5" style:family="paragraph">
      <style:paragraph-properties fo:margin-left="0.6cm" fo:margin-right="0cm" fo:text-indent="-1cm"/>
    </style:style>
    <style:style style:name="P6" style:family="paragraph">
      <style:paragraph-properties fo:margin-left="1.4cm" fo:margin-right="0cm" fo:margin-top="0.9cm" fo:margin-bottom="0.9cm" fo:text-align="start" text:enable-numbering="true" fo:text-indent="-1.2cm"/>
      <style:text-properties fo:hyphenate="true"/>
    </style:style>
    <style:style style:name="P7" style:family="paragraph">
      <style:paragraph-properties fo:margin-left="1.4cm" fo:margin-right="0cm" fo:margin-top="0.3cm" fo:margin-bottom="0.3cm" fo:text-align="start" text:enable-numbering="true" fo:text-indent="-1.2cm"/>
      <style:text-properties fo:color="#000000" style:text-outline="false" style:text-line-through-style="none" fo:font-family="'Luxi Sans'" style:font-style-name="Regular" style:font-pitch="variable" fo:font-size="32pt" fo:font-style="normal" fo:text-shadow="none" style:text-underline-style="none" fo:font-weight="normal" style:font-size-asian="24pt" style:font-size-complex="24pt" fo:hyphenate="true"/>
    </style:style>
    <style:style style:name="P8" style:family="paragraph">
      <style:paragraph-properties fo:margin-left="1.4cm" fo:margin-right="0cm" fo:margin-top="0.6cm" fo:margin-bottom="0.6cm" fo:text-align="start" text:enable-numbering="true" fo:text-indent="-1.2cm"/>
      <style:text-properties fo:hyphenate="true"/>
    </style:style>
    <style:style style:name="P9" style:family="paragraph">
      <style:paragraph-properties fo:margin-left="2.2cm" fo:margin-right="0cm" fo:margin-top="0.6cm" fo:margin-bottom="0.6cm" fo:text-align="start" text:enable-numbering="true" fo:text-indent="-1.2cm"/>
      <style:text-properties fo:hyphenate="true"/>
    </style:style>
    <style:style style:name="P10" style:family="paragraph">
      <style:paragraph-properties fo:margin-left="1.4cm" fo:margin-right="0cm" fo:text-indent="-1.2cm"/>
      <style:text-properties fo:hyphenate="true"/>
    </style:style>
    <style:style style:name="P11" style:family="paragraph">
      <style:paragraph-properties fo:margin-left="1.4cm" fo:margin-right="0cm" fo:margin-top="0.7cm" fo:margin-bottom="0.7cm" fo:text-align="start" text:enable-numbering="true" fo:text-indent="-1.2cm"/>
      <style:text-properties fo:hyphenate="true"/>
    </style:style>
    <style:style style:name="P12" style:family="paragraph">
      <style:paragraph-properties fo:margin-left="2.2cm" fo:margin-right="0cm" fo:margin-top="0.7cm" fo:margin-bottom="0.7cm" fo:text-align="start" text:enable-numbering="true" fo:text-indent="-1.2cm"/>
      <style:text-properties fo:hyphenate="true"/>
    </style:style>
    <style:style style:name="P13" style:family="paragraph">
      <style:paragraph-properties fo:margin-left="3cm" fo:margin-right="0cm" fo:margin-top="0.7cm" fo:margin-bottom="0.7cm" fo:text-align="start" text:enable-numbering="true" fo:text-indent="-1.2cm"/>
      <style:text-properties fo:hyphenate="true"/>
    </style:style>
    <style:style style:name="P14" style:family="paragraph">
      <style:paragraph-properties fo:margin-left="1.4cm" fo:margin-right="0cm" fo:margin-top="0.4cm" fo:margin-bottom="0.4cm" fo:text-align="start" text:enable-numbering="true" fo:text-indent="-1.2cm"/>
      <style:text-properties fo:hyphenate="true"/>
    </style:style>
    <style:style style:name="P15" style:family="paragraph">
      <style:paragraph-properties fo:margin-left="2.2cm" fo:margin-right="0cm" fo:margin-top="0.4cm" fo:margin-bottom="0.4cm" fo:text-align="start" text:enable-numbering="true" fo:text-indent="-1.2cm"/>
      <style:text-properties fo:hyphenate="true"/>
    </style:style>
    <style:style style:name="P16" style:family="paragraph">
      <style:paragraph-properties fo:margin-left="3cm" fo:margin-right="0cm" fo:margin-top="0.4cm" fo:margin-bottom="0.4cm" fo:text-align="start" text:enable-numbering="true" fo:text-indent="-1.2cm"/>
      <style:text-properties fo:hyphenate="true"/>
    </style:style>
    <style:style style:name="P17" style:family="paragraph">
      <style:paragraph-properties fo:margin-left="1.4cm" fo:margin-right="0cm" fo:margin-top="0.3cm" fo:margin-bottom="0.3cm" fo:text-align="start" text:enable-numbering="true" fo:text-indent="-1.2cm"/>
      <style:text-properties fo:hyphenate="true"/>
    </style:style>
    <style:style style:name="P18" style:family="paragraph">
      <style:paragraph-properties fo:margin-left="2.2cm" fo:margin-right="0cm" fo:margin-top="0.3cm" fo:margin-bottom="0.3cm" fo:text-align="start" text:enable-numbering="true" fo:text-indent="-1.2cm"/>
      <style:text-properties fo:hyphenate="true"/>
    </style:style>
    <style:style style:name="P19" style:family="paragraph">
      <style:paragraph-properties fo:margin-left="3cm" fo:margin-right="0cm" fo:margin-top="0.3cm" fo:margin-bottom="0.3cm" fo:text-align="start" text:enable-numbering="true" fo:text-indent="-1.2cm"/>
      <style:text-properties fo:hyphenate="true"/>
    </style:style>
    <style:style style:name="P20" style:family="paragraph">
      <style:paragraph-properties fo:margin-left="0cm" fo:margin-right="0cm" fo:text-align="end" fo:text-indent="0cm"/>
    </style:style>
    <style:style style:name="P21" style:family="paragraph">
      <style:paragraph-properties fo:margin-left="0cm" fo:margin-right="0cm" fo:text-align="end" fo:text-indent="0cm"/>
      <style:text-properties fo:color="#9b3805" fo:font-size="28pt" fo:font-style="italic"/>
    </style:style>
    <style:style style:name="P22" style:family="paragraph">
      <style:paragraph-properties fo:margin-left="0cm" fo:margin-right="0cm" fo:text-align="center" fo:text-indent="0cm"/>
      <style:text-properties fo:color="#9b3805" fo:font-size="22pt" fo:font-style="italic"/>
    </style:style>
    <style:style style:name="P23" style:family="paragraph">
      <style:paragraph-properties fo:margin-left="0cm" fo:margin-right="0cm" fo:text-align="end" fo:text-indent="0cm"/>
      <style:text-properties fo:color="#9b3805" fo:font-size="24pt" fo:font-style="italic"/>
    </style:style>
    <style:style style:name="P24" style:family="paragraph">
      <style:paragraph-properties fo:margin-left="0cm" fo:margin-right="0cm" fo:text-indent="0cm"/>
      <style:text-properties fo:color="#000080" fo:font-size="18pt"/>
    </style:style>
    <style:style style:name="P25" style:family="paragraph">
      <style:paragraph-properties fo:margin-left="0cm" fo:margin-right="0cm" fo:text-indent="0cm"/>
      <style:text-properties fo:color="#000080"/>
    </style:style>
    <style:style style:name="P26" style:family="paragraph">
      <style:paragraph-properties fo:margin-left="0cm" fo:margin-right="0cm" fo:text-align="center" fo:text-indent="0cm"/>
      <style:text-properties fo:color="#000000"/>
    </style:style>
    <style:style style:name="P27" style:family="paragraph">
      <style:paragraph-properties fo:margin-left="0cm" fo:margin-right="0cm" fo:text-align="center" fo:text-indent="0cm"/>
    </style:style>
    <style:style style:name="P28" style:family="paragraph">
      <style:paragraph-properties fo:margin-left="2.2cm" fo:margin-right="0cm" fo:margin-top="0.4cm" fo:margin-bottom="0.4cm" text:enable-numbering="true" fo:text-indent="-1.2cm"/>
    </style:style>
    <style:style style:name="P29" style:family="paragraph">
      <style:paragraph-properties fo:margin-left="2.2cm" fo:margin-right="0cm" fo:margin-top="0.3cm" fo:margin-bottom="0.3cm" text:enable-numbering="true" fo:text-indent="-1.2cm"/>
    </style:style>
    <style:style style:name="P30" style:family="paragraph">
      <style:paragraph-properties fo:margin-left="3cm" fo:margin-right="0cm" fo:margin-top="0.4cm" fo:margin-bottom="0.4cm" text:enable-numbering="true" fo:text-indent="-1.2cm"/>
    </style:style>
    <style:style style:name="P31" style:family="paragraph">
      <style:paragraph-properties fo:margin-left="1.4cm" fo:margin-right="0cm" fo:margin-top="0.1cm" fo:margin-bottom="0.1cm" fo:text-align="start" text:enable-numbering="true" fo:text-indent="-1.2cm"/>
      <style:text-properties fo:hyphenate="true"/>
    </style:style>
    <style:style style:name="P32" style:family="paragraph">
      <style:paragraph-properties fo:margin-left="2.2cm" fo:margin-right="0cm" fo:margin-top="0.5cm" fo:margin-bottom="0.5cm" fo:text-align="start" text:enable-numbering="true" fo:text-indent="-1.2cm"/>
      <style:text-properties fo:hyphenate="true"/>
    </style:style>
    <style:style style:name="P33" style:family="paragraph">
      <style:paragraph-properties fo:margin-left="3.8cm" fo:margin-right="0cm" fo:margin-top="0.2cm" fo:margin-bottom="0.2cm" fo:text-align="start" text:enable-numbering="true" fo:text-indent="-1.2cm"/>
      <style:text-properties fo:hyphenate="true"/>
    </style:style>
    <style:style style:name="P34" style:family="paragraph">
      <style:paragraph-properties fo:margin-left="2.2cm" fo:margin-right="0cm" fo:margin-top="0.5cm" fo:margin-bottom="0.5cm" text:enable-numbering="true" fo:text-indent="-1.2cm"/>
    </style:style>
    <style:style style:name="P35" style:family="paragraph">
      <style:paragraph-properties fo:margin-left="2.2cm" fo:margin-right="0cm" fo:margin-top="0cm" fo:margin-bottom="0cm" fo:text-align="start" text:enable-numbering="false" fo:text-indent="-1.2cm"/>
      <style:text-properties fo:hyphenate="true"/>
    </style:style>
    <style:style style:name="P36" style:family="paragraph">
      <style:paragraph-properties fo:margin-left="3cm" fo:margin-right="0cm" fo:margin-top="0cm" fo:margin-bottom="0cm" text:enable-numbering="true" fo:text-indent="-1.2cm"/>
    </style:style>
    <style:style style:name="P37" style:family="paragraph">
      <style:paragraph-properties fo:margin-left="3cm" fo:margin-right="0cm" fo:margin-top="0cm" fo:margin-bottom="0cm" text:enable-numbering="false" fo:text-indent="-1.2cm"/>
    </style:style>
    <style:style style:name="P38" style:family="paragraph">
      <style:paragraph-properties fo:margin-left="1.4cm" fo:margin-right="0cm" fo:margin-top="0cm" fo:margin-bottom="0cm" fo:text-align="start" text:enable-numbering="true" fo:text-indent="-1.2cm"/>
      <style:text-properties fo:hyphenate="true"/>
    </style:style>
    <style:style style:name="P39" style:family="paragraph">
      <style:paragraph-properties fo:margin-left="1.4cm" fo:margin-right="0cm" fo:margin-top="0cm" fo:margin-bottom="0cm" fo:text-align="start" text:enable-numbering="false" fo:text-indent="-1.2cm"/>
      <style:text-properties fo:hyphenate="true"/>
    </style:style>
    <style:style style:name="P40" style:family="paragraph">
      <style:paragraph-properties fo:margin-left="2.2cm" fo:margin-right="0cm" fo:margin-top="0cm" fo:margin-bottom="0cm" text:enable-numbering="false" fo:text-indent="-1.2cm"/>
    </style:style>
    <style:style style:name="P41" style:family="paragraph">
      <style:paragraph-properties fo:margin-left="3cm" fo:margin-right="0cm" fo:margin-top="0.1cm" fo:margin-bottom="0.1cm" fo:text-align="start" text:enable-numbering="true" fo:text-indent="-1.2cm"/>
      <style:text-properties fo:hyphenate="true"/>
    </style:style>
    <style:style style:name="P42" style:family="paragraph">
      <style:paragraph-properties fo:margin-left="3.8cm" fo:margin-right="0cm" fo:margin-top="0cm" fo:margin-bottom="0cm" fo:text-align="start" text:enable-numbering="false" fo:text-indent="-1.2cm"/>
      <style:text-properties fo:hyphenate="true"/>
    </style:style>
    <style:style style:name="P43" style:family="paragraph">
      <style:paragraph-properties fo:margin-left="1.4cm" fo:margin-right="0cm" fo:text-indent="-1.2cm"/>
    </style:style>
    <style:style style:name="P44" style:family="paragraph">
      <style:paragraph-properties fo:margin-left="2.2cm" fo:margin-right="0cm" fo:text-indent="-1.2cm"/>
    </style:style>
    <style:style style:name="P45" style:family="paragraph">
      <style:paragraph-properties fo:margin-left="1.4cm" fo:margin-right="0cm" text:enable-numbering="false" fo:text-indent="-1.2cm"/>
    </style:style>
    <style:style style:name="P46" style:family="paragraph">
      <style:paragraph-properties fo:margin-left="1.4cm" fo:margin-right="0cm" text:enable-numbering="true" fo:text-indent="-1.2cm"/>
      <style:text-properties fo:font-size="20pt"/>
    </style:style>
    <style:style style:name="P47" style:family="paragraph">
      <style:paragraph-properties fo:margin-left="1.4cm" fo:margin-right="0cm" text:enable-numbering="false" fo:text-indent="-1.2cm"/>
      <style:text-properties fo:font-size="20pt"/>
    </style:style>
    <style:style style:name="P48" style:family="paragraph">
      <style:paragraph-properties fo:margin-left="2.2cm" fo:margin-right="0cm" text:enable-numbering="false" fo:text-indent="-1.2cm"/>
    </style:style>
    <style:style style:name="P49" style:family="paragraph">
      <style:paragraph-properties fo:margin-left="3cm" fo:margin-right="0cm" text:enable-numbering="false" fo:text-indent="-1.2cm"/>
    </style:style>
    <style:style style:name="P50" style:family="paragraph">
      <style:text-properties fo:font-size="20pt"/>
    </style:style>
    <style:style style:name="T1" style:family="text">
      <style:text-properties fo:color="#9b3805" fo:font-family="'Luxi Sans'" style:font-style-name="Regular" style:font-pitch="variable" fo:font-size="44pt" style:font-size-asian="24pt" style:font-size-complex="24pt"/>
    </style:style>
    <style:style style:name="T2" style:family="text">
      <style:text-properties fo:font-size="32pt"/>
    </style:style>
    <style:style style:name="T3" style:family="text">
      <style:text-properties fo:color="#000000" style:text-outline="false" style:text-line-through-style="none" fo:font-family="'Luxi Sans'" style:font-pitch="variable" fo:font-size="32pt" fo:font-style="normal" fo:text-shadow="none" style:text-underline-style="none" fo:font-weight="normal" style:font-size-asian="24pt" style:font-size-complex="24pt"/>
    </style:style>
    <style:style style:name="T4" style:family="text">
      <style:text-properties fo:color="#000000" style:text-outline="false" style:text-line-through-style="none" fo:font-family="'Luxi Sans'" style:font-pitch="variable" fo:font-size="32pt" fo:font-style="italic" fo:text-shadow="none" style:text-underline-style="none" fo:font-weight="normal" style:font-size-asian="24pt" style:font-size-complex="24pt"/>
    </style:style>
    <style:style style:name="T5" style:family="text">
      <style:text-properties fo:color="#000000" style:text-outline="false" style:text-line-through-style="none" fo:font-family="'Luxi Sans'" style:font-pitch="variable" fo:font-size="32pt" fo:font-style="normal" fo:text-shadow="none" style:text-underline-style="none" fo:font-weight="normal" style:font-size-asian="24pt" style:font-size-complex="24pt"/>
    </style:style>
    <style:style style:name="T6" style:family="text">
      <style:text-properties fo:color="#000000" style:text-outline="false" style:text-line-through-style="none" fo:font-family="'Luxi Sans'" style:font-style-name="Regular" style:font-pitch="variable" fo:font-size="32pt" fo:font-style="normal" fo:text-shadow="none" style:text-underline-style="none" fo:font-weight="normal" style:font-size-asian="24pt" style:font-size-complex="24pt"/>
    </style:style>
    <style:style style:name="T7" style:family="text">
      <style:text-properties fo:color="#000000" style:text-outline="false" style:text-line-through-style="none" fo:font-family="'Luxi Sans'" style:font-style-name="Regular" style:font-pitch="variable" fo:font-size="28pt" fo:font-style="normal" fo:text-shadow="none" style:text-underline-style="none" fo:font-weight="normal" style:font-size-asian="24pt" style:font-size-complex="24pt"/>
    </style:style>
    <style:style style:name="T8" style:family="text">
      <style:text-properties fo:color="#000000" style:text-outline="false" style:text-line-through-style="none" fo:font-family="'Luxi Sans'" style:font-style-name="Regular" style:font-pitch="variable" fo:font-size="26pt" fo:font-style="normal" fo:text-shadow="none" style:text-underline-style="none" fo:font-weight="normal" style:font-size-asian="24pt" style:font-size-complex="24pt"/>
    </style:style>
    <style:style style:name="T9" style:family="text">
      <style:text-properties fo:color="#000000" style:text-outline="false" style:text-line-through-style="none" fo:font-family="'Luxi Sans'" style:font-pitch="variable" fo:font-size="32pt" fo:font-style="normal" fo:text-shadow="none" style:text-underline-style="none" fo:font-weight="bold" style:font-size-asian="24pt" style:font-size-complex="24pt"/>
    </style:style>
    <style:style style:name="T10" style:family="text">
      <style:text-properties fo:color="#000000" style:text-outline="false" style:text-line-through-style="none" fo:font-family="'Luxi Sans'" style:font-pitch="variable" fo:font-size="32pt" fo:font-style="italic" fo:text-shadow="none" style:text-underline-style="none" fo:font-weight="bold" style:font-size-asian="24pt" style:font-size-complex="24pt"/>
    </style:style>
    <style:style style:name="T11" style:family="text">
      <style:text-properties fo:color="#000000" style:text-outline="false" style:text-line-through-style="none" fo:font-family="'Luxi Sans'" style:font-style-name="Regular" style:font-pitch="variable" fo:font-size="32pt" fo:font-style="italic" fo:text-shadow="none" style:text-underline-style="none" fo:font-weight="normal" style:font-size-asian="24pt" style:font-size-complex="24pt"/>
    </style:style>
    <style:style style:name="T12" style:family="text">
      <style:text-properties fo:color="#000000" style:text-outline="false" style:text-line-through-style="none" fo:font-family="'Luxi Sans'" style:font-style-name="Regular" style:font-pitch="variable" fo:font-size="24pt" fo:font-style="normal" fo:text-shadow="none" style:text-underline-style="none" fo:font-weight="normal" style:font-size-asian="24pt" style:font-size-complex="24pt"/>
    </style:style>
    <style:style style:name="T13" style:family="text">
      <style:text-properties fo:color="#000000" style:text-outline="false" style:text-line-through-style="none" fo:font-family="'Luxi Sans'" style:font-style-name="Regular" style:font-pitch="variable" fo:font-size="24pt" fo:font-style="italic" fo:text-shadow="none" style:text-underline-style="none" fo:font-weight="normal" style:font-size-asian="24pt" style:font-size-complex="24pt"/>
    </style:style>
    <style:style style:name="T14" style:family="text">
      <style:text-properties fo:color="#000000" style:text-outline="false" style:text-line-through-style="none" fo:font-family="'Luxi Sans'" style:font-style-name="Regular" style:font-pitch="variable" fo:font-size="22pt" fo:font-style="italic" fo:text-shadow="none" style:text-underline-style="none" fo:font-weight="normal" style:font-size-asian="24pt" style:font-size-complex="24pt"/>
    </style:style>
    <style:style style:name="T15" style:family="text">
      <style:text-properties fo:color="#000000" style:text-outline="false" style:text-line-through-style="none" fo:font-family="'Luxi Sans'" style:font-style-name="Regular" style:font-pitch="variable" fo:font-size="22pt" fo:font-style="normal" fo:text-shadow="none" style:text-underline-style="none" fo:font-weight="normal" style:font-size-asian="24pt" style:font-size-complex="24pt"/>
    </style:style>
    <style:style style:name="T16" style:family="text">
      <style:text-properties fo:color="#000000" style:text-outline="false" style:text-line-through-style="none" fo:font-family="'Luxi Sans'" style:font-style-name="Regular" style:font-pitch="variable" fo:font-size="20pt" fo:font-style="normal" fo:text-shadow="none" style:text-underline-style="none" fo:font-weight="normal" style:font-size-asian="24pt" style:font-size-complex="24pt"/>
    </style:style>
    <style:style style:name="T17" style:family="text">
      <style:text-properties fo:color="#000000" fo:font-family="'Luxi Sans'" style:font-pitch="variable" fo:font-size="18pt"/>
    </style:style>
    <style:style style:name="T18" style:family="text">
      <style:text-properties fo:color="#9b3805" fo:font-size="28pt" fo:font-style="italic"/>
    </style:style>
    <style:style style:name="T19" style:family="text">
      <style:text-properties fo:color="#9b3805" fo:font-size="22pt" fo:font-style="italic"/>
    </style:style>
    <style:style style:name="T20" style:family="text">
      <style:text-properties fo:color="#9b3805" fo:font-size="24pt" fo:font-style="italic"/>
    </style:style>
    <style:style style:name="T21" style:family="text">
      <style:text-properties fo:color="#000000" fo:font-size="18pt"/>
    </style:style>
    <style:style style:name="T22" style:family="text">
      <style:text-properties fo:color="#000000" fo:font-size="20pt"/>
    </style:style>
    <style:style style:name="T23" style:family="text">
      <style:text-properties fo:color="#000000"/>
    </style:style>
    <style:style style:name="T24" style:family="text">
      <style:text-properties fo:font-style="italic"/>
    </style:style>
    <style:style style:name="T25" style:family="text">
      <style:text-properties fo:font-style="normal"/>
    </style:style>
    <style:style style:name="T26" style:family="text">
      <style:text-properties fo:color="#000000" style:text-outline="false" style:text-line-through-style="none" fo:font-family="'Luxi Sans'" style:font-style-name="Regular" style:font-pitch="variable" fo:font-size="20pt" fo:font-style="italic" fo:text-shadow="none" style:text-underline-style="none" fo:font-weight="normal" style:font-size-asian="24pt" style:font-size-complex="24pt"/>
    </style:style>
    <style:style style:name="T27" style:family="text">
      <style:text-properties fo:color="#000000" style:text-outline="false" style:text-line-through-style="none" fo:font-family="'Luxi Sans'" style:font-style-name="Regular" style:font-pitch="variable" fo:font-size="28pt" fo:font-style="italic" fo:text-shadow="none" style:text-underline-style="none" fo:font-weight="normal" style:font-size-asian="24pt" style:font-size-complex="24pt"/>
    </style:style>
    <style:style style:name="T28" style:family="text">
      <style:text-properties fo:color="#000000" style:text-outline="false" style:text-line-through-style="none" fo:font-family="'Luxi Sans'" style:font-pitch="variable" fo:font-size="24pt" fo:font-style="normal" fo:text-shadow="none" style:text-underline-style="none" fo:font-weight="normal" style:font-family-asian="'Luxi Sans'" style:font-pitch-asian="variable" style:font-size-asian="24pt" style:font-family-complex="'Luxi Sans'" style:font-pitch-complex="variable" style:font-size-complex="24pt"/>
    </style:style>
    <style:style style:name="T29" style:family="text">
      <style:text-properties fo:color="#000000" style:text-outline="false" style:text-line-through-style="none" fo:font-family="'Luxi Sans'" style:font-style-name="Regular" style:font-pitch="variable" fo:font-size="20pt" fo:font-style="italic" fo:text-shadow="none" style:text-underline-style="none" fo:font-weight="normal" style:font-size-asian="24pt" style:font-size-complex="24pt"/>
    </style:style>
    <style:style style:name="T30" style:family="text">
      <style:text-properties fo:color="#000000" style:text-outline="false" style:text-line-through-style="none" fo:font-family="'Luxi Sans'" style:font-style-name="Regular" style:font-pitch="variable" fo:font-size="8pt" fo:font-style="italic" fo:text-shadow="none" style:text-underline-style="none" fo:font-weight="normal" style:font-size-asian="24pt" style:font-size-complex="24pt"/>
    </style:style>
    <style:style style:name="T31" style:family="text">
      <style:text-properties fo:color="#000000" style:text-outline="false" style:text-line-through-style="none" fo:font-family="'Luxi Sans'" style:font-style-name="Regular" style:font-pitch="variable" fo:font-size="15pt" fo:font-style="italic" fo:text-shadow="none" style:text-underline-style="none" fo:font-weight="normal" style:font-size-asian="24pt" style:font-size-complex="24pt"/>
    </style:style>
    <style:style style:name="T32" style:family="text">
      <style:text-properties fo:font-size="24pt"/>
    </style:style>
    <style:style style:name="T33" style:family="text">
      <style:text-properties fo:color="#000000" style:text-outline="false" style:text-line-through-style="none" fo:font-family="'Luxi Sans'" style:font-style-name="Regular" style:font-pitch="variable" fo:font-size="24pt" fo:font-style="italic" fo:text-shadow="none" style:text-underline-style="none" fo:font-weight="normal" style:font-size-asian="24pt" style:font-size-complex="24pt"/>
    </style:style>
    <style:style style:name="T34" style:family="text">
      <style:text-properties fo:font-size="2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Title" draw:style-name="dp1" draw:master-page-name="Jafar" presentation:presentation-page-layout-name="AL1T0">
        <office:forms form:automatic-focus="false" form:apply-design-mode="false"/>
        <draw:frame presentation:style-name="pr1" draw:text-style-name="P1" draw:layer="layout" svg:width="25.894cm" svg:height="2.357cm" svg:x="0.978cm" svg:y="1.376cm" presentation:class="title">
          <draw:text-box>
            <text:p text:style-name="P1">Jafar : Introduction au module Image</text:p>
          </draw:text-box>
        </draw:frame>
        <draw:frame presentation:style-name="pr2" draw:text-style-name="P3" draw:id="id1" draw:layer="layout" svg:width="23.54cm" svg:height="13.235cm" svg:x="2.122cm" svg:y="5.879cm" presentation:class="subtitle" presentation:user-transformed="true">
          <draw:text-box>
            <text:list text:style-name="L2">
              <text:list-item>
                <text:list>
                  <text:list-item>
                    <text:p text:id="id2" text:style-name="P2"><text:span text:style-name="T1">Le module Image</text:span></text:p>
                  </text:list-item>
                </text:list>
              </text:list-item>
            </text:list>
            <text:list text:style-name="L2">
              <text:list-item>
                <text:list>
                  <text:list-item>
                    <text:p text:style-name="P2"><text:span text:style-name="T2"/></text:p>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presentation:group-id="0">
                  <anim:set smil:begin="0s" smil:dur="0.0002s" smil:fill="hold" smil:targetElement="id1" anim:sub-item="background" smil:attributeName="visibility" smil:to="visible"/>
                  <anim:transitionFilter smil:dur="0.1s" smil:targetElement="id1" anim:sub-item="background"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02s" smil:fill="hold" smil:targetElement="id2" anim:sub-item="text" smil:attributeName="visibility" smil:to="visible"/>
                  <anim:transitionFilter smil:dur="0.1s" smil:targetElement="id2" anim:sub-item="text" smil:type="barWipe" smil:subtype="leftToRight"/>
                </anim:par>
              </anim:par>
            </anim:par>
          </anim:seq>
        </anim:par>
        <presentation:notes draw:style-name="dp2">
          <draw:page-thumbnail draw:style-name="gr1" draw:layer="layout" svg:width="13.705cm" svg:height="10.279cm" svg:x="3.647cm" svg:y="2.853cm" draw:page-number="1" presentation:class="page"/>
          <draw:frame presentation:style-name="pr3" draw:text-style-name="P4" draw:layer="layout" svg:width="14.517cm" svg:height="11.41cm" svg:x="3.249cm" svg:y="14.13cm" presentation:class="notes" presentation:placeholder="true">
            <draw:text-box/>
          </draw:frame>
        </presentation:notes>
      </draw:page>
      <draw:page draw:name="Overview" draw:style-name="dp1" draw:master-page-name="Jafar" presentation:presentation-page-layout-name="AL2T1">
        <office:forms form:automatic-focus="false" form:apply-design-mode="false"/>
        <draw:frame presentation:style-name="pr4" draw:text-style-name="P5" draw:layer="layout" svg:width="25.894cm" svg:height="2.357cm" svg:x="0.978cm" svg:y="1.376cm" presentation:class="title">
          <draw:text-box>
            <text:p text:style-name="P5">Thèmes abordés</text:p>
          </draw:text-box>
        </draw:frame>
        <draw:frame presentation:style-name="pr5" draw:text-style-name="P7" draw:layer="layout" svg:width="23.54cm" svg:height="10.436cm" svg:x="3.022cm" svg:y="6.179cm" presentation:class="outline" presentation:user-transformed="true">
          <draw:text-box>
            <text:list text:style-name="L4">
              <text:list-item>
                <text:p text:style-name="P6"><text:span text:style-name="T3">Problématique</text:span></text:p>
              </text:list-item>
            </text:list>
            <text:list text:style-name="L4">
              <text:list-item>
                <text:p text:style-name="P6"><text:span text:style-name="T3">OpenCV et la structure </text:span><text:span text:style-name="T4">IPLImage</text:span></text:p>
              </text:list-item>
            </text:list>
            <text:list text:style-name="L4">
              <text:list-item>
                <text:p text:style-name="P6"><text:span text:style-name="T3">La classe </text:span><text:span text:style-name="T4">Image</text:span></text:p>
              </text:list-item>
            </text:list>
            <text:list text:style-name="L4">
              <text:list-item>
                <text:p text:style-name="P6"><text:span text:style-name="T3">Le lien avec OpenCV</text:span></text:p>
              </text:list-item>
            </text:list>
            <text:list text:style-name="L4">
              <text:list-item>
                <text:p text:style-name="P6"><text:span text:style-name="T5">ImagePreprocessor / DataReader</text:span></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4" draw:layer="layout" svg:width="14.517cm" svg:height="11.41cm" svg:x="3.249cm" svg:y="14.13cm" presentation:class="notes" presentation:placeholder="true">
            <draw:text-box/>
          </draw:frame>
        </presentation:notes>
      </draw:page>
      <draw:page draw:name="Long-term goal" draw:style-name="dp1" draw:master-page-name="Jafar" presentation:presentation-page-layout-name="AL2T1">
        <office:forms form:automatic-focus="false" form:apply-design-mode="false"/>
        <draw:frame presentation:style-name="pr6" draw:text-style-name="P5" draw:layer="layout" svg:width="25.894cm" svg:height="2.357cm" svg:x="0.978cm" svg:y="1.376cm" presentation:class="title" presentation:user-transformed="true">
          <draw:text-box>
            <text:p text:style-name="P5">Problématiqu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8"><text:span text:style-name="T6">Pourquoi un module image ?</text:span></text:p>
              </text:list-item>
            </text:list>
            <text:list text:style-name="L4">
              <text:list-item>
                <text:p text:style-name="P8"><text:span text:style-name="T6">Besoins :</text:span></text:p>
              </text:list-item>
            </text:list>
            <text:list text:style-name="L4">
              <text:list-item>
                <text:list>
                  <text:list-item>
                    <text:p text:style-name="P9"><text:span text:style-name="T7">Unification des structures images pour tous les modules de vision a venir</text:span></text:p>
                  </text:list-item>
                </text:list>
              </text:list-item>
            </text:list>
            <text:list text:style-name="L4">
              <text:list-item>
                <text:list>
                  <text:list-item>
                    <text:p text:style-name="P9"><text:span text:style-name="T7">Structure de donnée moderne/extensible</text:span></text:p>
                  </text:list-item>
                </text:list>
              </text:list-item>
            </text:list>
            <text:list text:style-name="L4">
              <text:list-item>
                <text:list>
                  <text:list-item>
                    <text:p text:style-name="P9"><text:span text:style-name="T7">Fonctions I/O, utilitaires et de traitements d'image bas niveau</text:span></text:p>
                  </text:list-item>
                </text:list>
              </text:list-item>
            </text:list>
            <text:list text:style-name="L4">
              <text:list-item>
                <text:p text:style-name="P8"><text:span text:style-name="T6">Solution ?</text:span></text:p>
              </text:list-item>
            </text:list>
          </draw:text-box>
        </draw:frame>
        <presentation:notes draw:style-name="dp2">
          <draw:page-thumbnail draw:style-name="gr1" draw:layer="layout" svg:width="13.705cm" svg:height="10.279cm" svg:x="3.647cm" svg:y="2.853cm" draw:page-number="3" presentation:class="page"/>
          <draw:frame presentation:style-name="pr3" draw:text-style-name="P4" draw:layer="layout" svg:width="14.517cm" svg:height="11.41cm" svg:x="3.249cm" svg:y="14.13cm" presentation:class="notes">
            <draw:text-box>
              <text:p text:style-name="P4">en fait celle ci sont en opposition avec Calife...</text:p>
              <text:p text:style-name="P4"/>
              <text:p text:style-name="P4">uni : tout le monde utilise la meme structure. </text:p>
              <text:p text:style-name="P4"/>
              <text:p text:style-name="P4">struc : struct suffisament generique pour etre etendue avec de l'heritage, mais pas de redef. </text:p>
            </draw:text-box>
          </draw:frame>
        </presentation:notes>
      </draw:page>
      <draw:page draw:name="page4" draw:style-name="dp1" draw:master-page-name="Jafar" presentation:presentation-page-layout-name="AL2T1">
        <office:forms form:automatic-focus="false" form:apply-design-mode="false"/>
        <draw:frame presentation:style-name="pr8" draw:text-style-name="P5" draw:layer="layout" svg:width="25.894cm" svg:height="2.357cm" svg:x="0.978cm" svg:y="1.376cm" presentation:class="title" presentation:user-transformed="true">
          <draw:text-box>
            <text:p text:style-name="P5">Problématiqu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1"><text:span text:style-name="T6">Le challenger retenu :</text:span></text:p>
              </text:list-item>
            </text:list>
            <text:list text:style-name="L4">
              <text:list-item>
                <text:list>
                  <text:list-item>
                    <text:p text:style-name="P12"><text:span text:style-name="T7">OpenCV</text:span></text:p>
                  </text:list-item>
                </text:list>
              </text:list-item>
            </text:list>
            <text:list text:style-name="L4">
              <text:list-item>
                <text:list>
                  <text:list-item>
                    <text:list>
                      <text:list-item>
                        <text:p text:style-name="P13"><text:span text:style-name="T8">Structure de données plus complète (en C)</text:span></text:p>
                      </text:list-item>
                    </text:list>
                  </text:list-item>
                </text:list>
              </text:list-item>
            </text:list>
            <text:list text:style-name="L4">
              <text:list-item>
                <text:list>
                  <text:list-item>
                    <text:list>
                      <text:list-item>
                        <text:p text:style-name="P13"><text:span text:style-name="T8">Fonctions utilitaires</text:span></text:p>
                      </text:list-item>
                    </text:list>
                  </text:list-item>
                </text:list>
              </text:list-item>
            </text:list>
            <text:list text:style-name="L4">
              <text:list-item>
                <text:list>
                  <text:list-item>
                    <text:list>
                      <text:list-item>
                        <text:p text:style-name="P13"><text:span text:style-name="T8">Fonctions de traitement d'image orientée vision </text:span></text:p>
                      </text:list-item>
                    </text:list>
                  </text:list-item>
                </text:list>
              </text:list-item>
            </text:list>
            <text:list text:style-name="L4">
              <text:list-item>
                <text:list>
                  <text:list-item>
                    <text:list>
                      <text:list-item>
                        <text:p text:style-name="P13"><text:span text:style-name="T8">Fonctions orientée robotique pratiquement inexistantes</text:span></text:p>
                      </text:list-item>
                    </text:list>
                  </text:list-item>
                </text:list>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1cm" svg:x="3.249cm" svg:y="14.13cm" presentation:class="notes" presentation:user-transformed="true">
            <draw:text-box>
              <text:p text:style-name="P4">debut de stereo...</text:p>
              <text:p text:style-name="P4"/>
            </draw:text-box>
          </draw:frame>
        </presentation:notes>
      </draw:page>
      <draw:page draw:name="page5" draw:style-name="dp1" draw:master-page-name="Jafar" presentation:presentation-page-layout-name="AL2T1">
        <office:forms form:automatic-focus="false" form:apply-design-mode="false"/>
        <draw:frame presentation:style-name="pr9" draw:text-style-name="P5" draw:layer="layout" svg:width="25.894cm" svg:height="2.357cm" svg:x="0.978cm" svg:y="1.376cm" presentation:class="title" presentation:user-transformed="true">
          <draw:text-box>
            <text:p text:style-name="P5">Thèmes abordés</text:p>
          </draw:text-box>
        </draw:frame>
        <draw:frame presentation:style-name="pr10" draw:text-style-name="P7" draw:layer="layout" svg:width="23.54cm" svg:height="10.458cm" svg:x="3.022cm" svg:y="6.179cm" presentation:class="outline" presentation:user-transformed="true">
          <draw:text-box>
            <text:list text:style-name="L4">
              <text:list-item>
                <text:p text:style-name="P6"><text:span text:style-name="T3">Problématique</text:span></text:p>
              </text:list-item>
            </text:list>
            <text:list text:style-name="L4">
              <text:list-item>
                <text:p text:style-name="P6"><text:span text:style-name="T9">OpenCV et la structure </text:span><text:span text:style-name="T10">IPLImage</text:span></text:p>
              </text:list-item>
            </text:list>
            <text:list text:style-name="L4">
              <text:list-item>
                <text:p text:style-name="P6"><text:span text:style-name="T3">La classe </text:span><text:span text:style-name="T4">Image</text:span></text:p>
              </text:list-item>
            </text:list>
            <text:list text:style-name="L4">
              <text:list-item>
                <text:p text:style-name="P6"><text:span text:style-name="T3">Le lien avec OpenCV</text:span></text:p>
              </text:list-item>
            </text:list>
            <text:list text:style-name="L4">
              <text:list-item>
                <text:p text:style-name="P6"><text:span text:style-name="T5">ImagePreprocessor / DataReader</text:span></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The Present Situation" draw:style-name="dp1" draw:master-page-name="Jafar" presentation:presentation-page-layout-name="AL2T1">
        <office:forms form:automatic-focus="false" form:apply-design-mode="false"/>
        <draw:frame presentation:style-name="pr11" draw:text-style-name="P5" draw:layer="layout" svg:width="25.894cm" svg:height="2.357cm" svg:x="0.978cm" svg:y="1.376cm" presentation:class="title">
          <draw:text-box>
            <text:p text:style-name="P5">OpenCV et la structure IplImage</text:p>
          </draw:text-box>
        </draw:frame>
        <draw:frame presentation:style-name="pr12" draw:text-style-name="P10" draw:layer="layout" svg:width="23.54cm" svg:height="13.32cm" svg:x="3.022cm" svg:y="6.179cm" presentation:class="outline" presentation:user-transformed="true">
          <draw:text-box>
            <text:list text:style-name="L4">
              <text:list-item>
                <text:p text:style-name="P14"><text:span text:style-name="T6">OpenCV</text:span></text:p>
              </text:list-item>
            </text:list>
            <text:list text:style-name="L4">
              <text:list-item>
                <text:list>
                  <text:list-item>
                    <text:p text:style-name="P15"><text:span text:style-name="T7">Librairie de fonctions relatives a la vision développée initialement chez Intel</text:span></text:p>
                  </text:list-item>
                </text:list>
              </text:list-item>
            </text:list>
            <text:list text:style-name="L4">
              <text:list-item>
                <text:list>
                  <text:list-item>
                    <text:p text:style-name="P15"><text:span text:style-name="T7">OpenSource</text:span></text:p>
                  </text:list-item>
                </text:list>
              </text:list-item>
            </text:list>
            <text:list text:style-name="L4">
              <text:list-item>
                <text:list>
                  <text:list-item>
                    <text:p text:style-name="P15"><text:span text:style-name="T7">Très grande communauté (active)</text:span></text:p>
                  </text:list-item>
                </text:list>
              </text:list-item>
            </text:list>
            <text:list text:style-name="L4">
              <text:list-item>
                <text:list>
                  <text:list-item>
                    <text:p text:style-name="P15"><text:span text:style-name="T7">Codes optimisés</text:span></text:p>
                  </text:list-item>
                </text:list>
              </text:list-item>
            </text:list>
            <text:list text:style-name="L4">
              <text:list-item>
                <text:list>
                  <text:list-item>
                    <text:p text:style-name="P15"><text:span text:style-name="T7">Ne fonctionnent que sur des machines x86 (Windows/Linux) et PowerPC (MacOS X)</text:span></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1cm" svg:x="3.249cm" svg:y="14.13cm" presentation:class="notes" presentation:placeholder="true">
            <draw:text-box/>
          </draw:frame>
        </presentation:notes>
      </draw:page>
      <draw:page draw:name="page7" draw:style-name="dp1" draw:master-page-name="Jafar" presentation:presentation-page-layout-name="AL2T1">
        <office:forms form:automatic-focus="false" form:apply-design-mode="false"/>
        <draw:frame presentation:style-name="pr13" draw:text-style-name="P5" draw:layer="layout" svg:width="25.894cm" svg:height="2.357cm" svg:x="0.978cm" svg:y="1.376cm" presentation:class="title" presentation:user-transformed="true">
          <draw:text-box>
            <text:p text:style-name="P5">OpenCV et la structure Ipl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4"><text:span text:style-name="T11">IplImage</text:span><text:span text:style-name="T6"> </text:span></text:p>
              </text:list-item>
            </text:list>
            <text:list text:style-name="L4">
              <text:list-item>
                <text:list>
                  <text:list-item>
                    <text:p text:style-name="P15"><text:span text:style-name="T7">Structure employée par toutes les fonctions de traitement d'image d'OpenCV</text:span></text:p>
                  </text:list-item>
                </text:list>
              </text:list-item>
            </text:list>
            <text:list text:style-name="L4">
              <text:list-item>
                <text:list>
                  <text:list-item>
                    <text:p text:style-name="P15"><text:span text:style-name="T7">Paramètres importants :</text:span></text:p>
                  </text:list-item>
                </text:list>
              </text:list-item>
            </text:list>
            <text:list text:style-name="L4">
              <text:list-item>
                <text:list>
                  <text:list-item>
                    <text:list>
                      <text:list-item>
                        <text:p text:style-name="P16"><text:span text:style-name="T12">Taille de l'image : </text:span><text:span text:style-name="T13">width</text:span><text:span text:style-name="T12">, </text:span><text:span text:style-name="T13">height</text:span></text:p>
                      </text:list-item>
                    </text:list>
                  </text:list-item>
                </text:list>
              </text:list-item>
            </text:list>
            <text:list text:style-name="L4">
              <text:list-item>
                <text:list>
                  <text:list-item>
                    <text:list>
                      <text:list-item>
                        <text:p text:style-name="P16"><text:span text:style-name="T12">Nombre de plans chromatiques (</text:span><text:span text:style-name="T13">nChannels</text:span><text:span text:style-name="T12">)</text:span></text:p>
                      </text:list-item>
                    </text:list>
                  </text:list-item>
                </text:list>
              </text:list-item>
            </text:list>
            <text:list text:style-name="L4">
              <text:list-item>
                <text:list>
                  <text:list-item>
                    <text:list>
                      <text:list-item>
                        <text:p text:style-name="P16"><text:span text:style-name="T12">Profondeur des pixels (</text:span><text:span text:style-name="T13">depth</text:span><text:span text:style-name="T12">) : </text:span></text:p>
                      </text:list-item>
                    </text:list>
                  </text:list-item>
                </text:list>
              </text:list-item>
            </text:list>
            <text:list text:style-name="L4">
              <text:list-item>
                <text:list>
                  <text:list-item>
                    <text:list>
                      <text:list-item>
                        <text:p text:style-name="P16"><text:span text:style-name="T12">Le tableau de pixels : </text:span><text:span text:style-name="T13">imageData</text:span><text:span text:style-name="T12"> </text:span></text:p>
                      </text:list-item>
                    </text:list>
                  </text:list-item>
                </text:list>
              </text:list-item>
            </text:list>
            <text:list text:style-name="L4">
              <text:list-item>
                <text:list>
                  <text:list-item>
                    <text:list>
                      <text:list-item>
                        <text:p text:style-name="P16"><text:span text:style-name="T12">Rembourrage sur la largeur : </text:span><text:span text:style-name="T13">widthStep</text:span></text:p>
                      </text:list-item>
                    </text:list>
                  </text:list-item>
                </text:list>
              </text:list-item>
            </text:list>
          </draw:text-box>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8" draw:style-name="dp1" draw:master-page-name="Jafar" presentation:presentation-page-layout-name="AL2T1">
        <office:forms form:automatic-focus="false" form:apply-design-mode="false"/>
        <draw:frame presentation:style-name="pr14" draw:text-style-name="P5" draw:layer="layout" svg:width="25.894cm" svg:height="2.357cm" svg:x="0.978cm" svg:y="1.376cm" presentation:class="title" presentation:user-transformed="true">
          <draw:text-box>
            <text:p text:style-name="P5">OpenCV et la structure Ipl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7"><text:span text:style-name="T6">Précisions sur les paramètres de l'</text:span><text:span text:style-name="T11">IplImage</text:span></text:p>
              </text:list-item>
            </text:list>
            <text:list text:style-name="L4">
              <text:list-item>
                <text:list>
                  <text:list-item>
                    <text:p text:style-name="P18"><text:span text:style-name="T14">nChannels</text:span><text:span text:style-name="T15"> : 1,2,3 ou 4. Mais les fonctions d'OpenCV ne travaillent en général qu'avec 1 ou 3 plans.</text:span></text:p>
                  </text:list-item>
                </text:list>
              </text:list-item>
            </text:list>
            <text:list text:style-name="L4">
              <text:list-item>
                <text:list>
                  <text:list-item>
                    <text:p text:style-name="P18"><text:span text:style-name="T15">Profondeur possibles (</text:span><text:span text:style-name="T14">depth</text:span><text:span text:style-name="T15">) :</text:span></text:p>
                  </text:list-item>
                </text:list>
              </text:list-item>
            </text:list>
            <text:list text:style-name="L4">
              <text:list-item>
                <text:list>
                  <text:list-item>
                    <text:list>
                      <text:list-item>
                        <text:p text:style-name="P19"><text:span text:style-name="T16">unsigned 1-bits/8-bits/16-bits</text:span></text:p>
                      </text:list-item>
                    </text:list>
                  </text:list-item>
                </text:list>
              </text:list-item>
            </text:list>
            <text:list text:style-name="L4">
              <text:list-item>
                <text:list>
                  <text:list-item>
                    <text:list>
                      <text:list-item>
                        <text:p text:style-name="P19"><text:span text:style-name="T16">signed 8-bits/16-bits/32bits</text:span></text:p>
                      </text:list-item>
                    </text:list>
                  </text:list-item>
                </text:list>
              </text:list-item>
            </text:list>
            <text:list text:style-name="L4">
              <text:list-item>
                <text:list>
                  <text:list-item>
                    <text:list>
                      <text:list-item>
                        <text:p text:style-name="P19"><text:span text:style-name="T16">floating point 32-bits/64-bits</text:span></text:p>
                      </text:list-item>
                    </text:list>
                  </text:list-item>
                </text:list>
              </text:list-item>
            </text:list>
            <text:list text:style-name="L4">
              <text:list-item>
                <text:list>
                  <text:list-item>
                    <text:p text:style-name="P18"><text:span text:style-name="T14">widthStep</text:span><text:span text:style-name="T15"> :</text:span></text:p>
                  </text:list-item>
                </text:list>
              </text:list-item>
            </text:list>
          </draw:text-box>
        </draw:frame>
        <draw:measure draw:style-name="gr2" draw:text-style-name="P4" draw:layer="layout" svg:x1="9.774cm" svg:y1="16.114cm" svg:x2="18.468cm" svg:y2="16.113cm">
          <text:p text:style-name="P4"><text:span text:style-name="T17">width</text:span></text:p>
        </draw:measure>
        <draw:measure draw:style-name="gr3" draw:text-style-name="P4" draw:layer="layout" svg:x1="9.774cm" svg:y1="17.064cm" svg:x2="19.274cm" svg:y2="17.063cm">
          <text:p text:style-name="P4"/>
          <text:p text:style-name="P4"><text:span text:style-name="T17"><text:measure text:kind="gap"/></text:span><text:span text:style-name="T17">widthStep</text:span></text:p>
        </draw:measure>
        <draw:frame draw:style-name="gr4" draw:layer="layout" svg:width="9.613cm" svg:height="1.965cm" svg:x="9.774cm" svg:y="17.302cm">
          <draw:object/>
          <draw:image xlink:href="./ObjectReplacements/" xlink:type="simple" xlink:show="embed" xlink:actuate="onLoad"/>
        </draw:frame>
        <presentation:notes draw:style-name="dp2">
          <draw:page-thumbnail draw:style-name="gr1" draw:layer="layout" svg:width="13.705cm" svg:height="10.279cm" svg:x="3.647cm" svg:y="2.853cm" draw:page-number="8"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9" draw:style-name="dp1" draw:master-page-name="Jafar" presentation:presentation-page-layout-name="AL2T1">
        <office:forms form:automatic-focus="false" form:apply-design-mode="false"/>
        <draw:frame presentation:style-name="pr15" draw:text-style-name="P5" draw:layer="layout" svg:width="25.894cm" svg:height="2.357cm" svg:x="0.978cm" svg:y="1.376cm" presentation:class="title" presentation:user-transformed="true">
          <draw:text-box>
            <text:p text:style-name="P5">Thèmes abordés</text:p>
          </draw:text-box>
        </draw:frame>
        <draw:frame presentation:style-name="pr16" draw:text-style-name="P7" draw:layer="layout" svg:width="23.54cm" svg:height="10.458cm" svg:x="3.022cm" svg:y="6.179cm" presentation:class="outline" presentation:user-transformed="true">
          <draw:text-box>
            <text:list text:style-name="L4">
              <text:list-item>
                <text:p text:style-name="P6"><text:span text:style-name="T3">Problématique</text:span></text:p>
              </text:list-item>
            </text:list>
            <text:list text:style-name="L4">
              <text:list-item>
                <text:p text:style-name="P6"><text:span text:style-name="T3">OpenCV et la structure </text:span><text:span text:style-name="T4">IPLImage</text:span></text:p>
              </text:list-item>
            </text:list>
            <text:list text:style-name="L4">
              <text:list-item>
                <text:p text:style-name="P6"><text:span text:style-name="T9">La classe </text:span><text:span text:style-name="T10">Image</text:span></text:p>
              </text:list-item>
            </text:list>
            <text:list text:style-name="L4">
              <text:list-item>
                <text:p text:style-name="P6"><text:span text:style-name="T3">Le lien avec OpenCV</text:span></text:p>
              </text:list-item>
            </text:list>
            <text:list text:style-name="L4">
              <text:list-item>
                <text:p text:style-name="P6"><text:span text:style-name="T5">ImagePreprocessor / DataReader</text:span></text:p>
              </text:list-item>
            </text:list>
          </draw:text-box>
        </draw:frame>
        <presentation:notes draw:style-name="dp2">
          <draw:page-thumbnail draw:style-name="gr1" draw:layer="layout" svg:width="13.705cm" svg:height="10.279cm" svg:x="3.647cm" svg:y="2.853cm" draw:page-number="9"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10" draw:style-name="dp1" draw:master-page-name="Jafar" presentation:presentation-page-layout-name="AL2T1">
        <office:forms form:automatic-focus="false" form:apply-design-mode="false"/>
        <draw:frame presentation:style-name="pr17"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4"><text:span text:style-name="T6">« Un gros schéma ...</text:span></text:p>
              </text:list-item>
            </text:list>
          </draw:text-box>
        </draw:frame>
        <draw:rect draw:style-name="gr5" draw:text-style-name="P21" draw:layer="layout" svg:width="8.703cm" svg:height="11.043cm" svg:x="2.373cm" svg:y="8.104cm" draw:corner-radius="0.305cm">
          <text:p text:style-name="P20"><text:span text:style-name="T18">Image</text:span></text:p>
        </draw:rect>
        <draw:rect draw:style-name="gr6" draw:text-style-name="P22" draw:layer="layout" svg:width="7.903cm" svg:height="4.527cm" svg:x="2.75cm" svg:y="8.982cm" draw:corner-radius="0.254cm">
          <text:p text:style-name="P4"><text:span text:style-name="T19">CvImage</text:span></text:p>
        </draw:rect>
        <draw:rect draw:style-name="gr5" draw:text-style-name="P23" draw:layer="layout" svg:width="8.703cm" svg:height="3.325cm" svg:x="16.774cm" svg:y="8.105cm" draw:corner-radius="0.305cm">
          <text:p text:style-name="P20"><text:span text:style-name="T20">I/O Functions</text:span></text:p>
        </draw:rect>
        <draw:rect draw:style-name="gr5" draw:text-style-name="P23" draw:layer="layout" svg:width="8.703cm" svg:height="3.319cm" svg:x="16.775cm" svg:y="15.928cm" draw:corner-radius="0.305cm">
          <text:p text:style-name="P20"><text:span text:style-name="T20">Calife Functions</text:span></text:p>
        </draw:rect>
        <draw:rect draw:style-name="gr5" draw:text-style-name="P23" draw:layer="layout" svg:width="8.703cm" svg:height="3.435cm" svg:x="16.776cm" svg:y="11.957cm" draw:corner-radius="0.305cm">
          <text:p text:style-name="P20"><text:span text:style-name="T20">Image Processing</text:span></text:p>
        </draw:rect>
        <draw:frame draw:style-name="gr7" draw:text-style-name="P24" draw:layer="layout" svg:width="7.197cm" svg:height="3.149cm" svg:x="3.174cm" svg:y="9.569cm">
          <draw:text-box>
            <text:p text:style-name="P4"><text:span text:style-name="T21">Basic image properties : </text:span></text:p>
            <text:p text:style-name="P4"><text:span text:style-name="T21"><text:s/></text:span><text:span text:style-name="T21">- Pixels data</text:span></text:p>
            <text:p text:style-name="P4"><text:span text:style-name="T21"><text:s/></text:span><text:span text:style-name="T21">- Width/heigth infos</text:span></text:p>
            <text:p text:style-name="P4"><text:span text:style-name="T21"><text:s/></text:span><text:span text:style-name="T21">- ...</text:span></text:p>
          </draw:text-box>
        </draw:frame>
        <draw:frame draw:style-name="gr8" draw:text-style-name="P25" draw:layer="layout" svg:width="7.197cm" svg:height="2.55cm" svg:x="3.043cm" svg:y="15.216cm">
          <draw:text-box>
            <text:p text:style-name="P4"><text:span text:style-name="T21">Higher Level Properties :</text:span></text:p>
            <text:p text:style-name="P4"><text:span text:style-name="T22"><text:s/></text:span><text:span text:style-name="T22">- colorspace</text:span></text:p>
            <text:p text:style-name="P4"><text:span text:style-name="T22"/></text:p>
          </draw:text-box>
        </draw:frame>
        <draw:line draw:style-name="gr9" draw:text-style-name="P26" draw:layer="layout" svg:x1="11.424cm" svg:y1="13.556cm" svg:x2="16.389cm" svg:y2="13.529cm">
          <text:p text:style-name="P4"><text:span text:style-name="T23">wrap</text:span></text:p>
        </draw:line>
        <draw:line draw:style-name="gr9" draw:text-style-name="P26" draw:layer="layout" svg:x1="11.425cm" svg:y1="9.757cm" svg:x2="16.39cm" svg:y2="9.73cm">
          <text:p text:style-name="P4"><text:span text:style-name="T23">wrap</text:span></text:p>
        </draw:line>
        <draw:line draw:style-name="gr9" draw:text-style-name="P26" draw:layer="layout" svg:x1="11.425cm" svg:y1="17.457cm" svg:x2="16.39cm" svg:y2="17.43cm">
          <text:p text:style-name="P27"><text:span text:style-name="T23">code </text:span></text:p>
          <text:p text:style-name="P27"><text:span text:style-name="T23">changes</text:span></text:p>
        </draw:line>
        <draw:frame draw:style-name="gr10" draw:text-style-name="P24" draw:layer="layout" svg:width="7.934cm" svg:height="2.699cm" svg:x="17.075cm" svg:y="8.263cm">
          <draw:text-box>
            <text:p text:style-name="P4"><text:span text:style-name="T21">Reading/ Writing for files</text:span></text:p>
          </draw:text-box>
        </draw:frame>
        <draw:frame draw:style-name="gr10" draw:text-style-name="P24" draw:layer="layout" svg:width="7.934cm" svg:height="2.699cm" svg:x="17.075cm" svg:y="12.09cm">
          <draw:text-box>
            <text:p text:style-name="P4"><text:span text:style-name="T21">Gradients / Filters / Morpho</text:span></text:p>
            <text:p text:style-name="P4"><text:span text:style-name="T21">Transforms / Contours</text:span></text:p>
            <text:p text:style-name="P4"><text:span text:style-name="T21">Histograms ...</text:span></text:p>
          </draw:text-box>
        </draw:frame>
        <draw:frame draw:style-name="gr11" draw:text-style-name="P24" draw:layer="layout" svg:width="7.934cm" svg:height="2.75cm" svg:x="17.075cm" svg:y="16.043cm">
          <draw:text-box>
            <text:p text:style-name="P4"><text:span text:style-name="T21">Stereo / IPM </text:span></text:p>
            <text:p text:style-name="P4"><text:span text:style-name="T21">Segs2D / Contours</text:span></text:p>
          </draw:text-box>
        </draw:frame>
        <presentation:notes draw:style-name="dp2">
          <draw:page-thumbnail draw:style-name="gr1" draw:layer="layout" svg:width="13.705cm" svg:height="10.279cm" svg:x="3.647cm" svg:y="2.853cm" draw:page-number="10" presentation:class="page"/>
          <draw:frame presentation:style-name="pr3" draw:text-style-name="P4" draw:layer="layout" svg:width="14.517cm" svg:height="11.41cm" svg:x="3.249cm" svg:y="14.13cm" presentation:class="notes" presentation:user-transformed="true">
            <draw:text-box>
              <text:p text:style-name="P4">debut de stereo...</text:p>
              <text:p text:style-name="P4"/>
            </draw:text-box>
          </draw:frame>
        </presentation:notes>
      </draw:page>
      <draw:page draw:name="page11" draw:style-name="dp1" draw:master-page-name="Jafar" presentation:presentation-page-layout-name="AL2T1">
        <office:forms form:automatic-focus="false" form:apply-design-mode="false"/>
        <draw:frame presentation:style-name="pr18"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41cm" svg:x="3.022cm" svg:y="6.179cm" presentation:class="outline" presentation:user-transformed="true">
          <draw:text-box>
            <text:list text:style-name="L4">
              <text:list-item>
                <text:p text:style-name="P14"><text:span text:style-name="T6">... vaut mieux qu'un petit discours »</text:span></text:p>
              </text:list-item>
            </text:list>
            <text:list text:style-name="L4">
              <text:list-item>
                <text:list>
                  <text:list-item>
                    <text:p text:style-name="P28">Création d'une classe <text:span text:style-name="T24">Image</text:span> (C++)<text:span text:style-name="T25"> extension de </text:span><text:span text:style-name="T24">CvImage</text:span></text:p>
                  </text:list-item>
                </text:list>
              </text:list-item>
            </text:list>
            <text:list text:style-name="L4">
              <text:list-item>
                <text:list>
                  <text:list-item>
                    <text:p text:style-name="P28"><text:span text:style-name="T24">CvImage</text:span> est une encapsulation (C++) de la structure <text:span text:style-name="T24">IplImage</text:span> utilisée par OpenCV (C)</text:p>
                  </text:list-item>
                </text:list>
              </text:list-item>
            </text:list>
            <text:list text:style-name="L4">
              <text:list-item>
                <text:list>
                  <text:list-item>
                    <text:p text:style-name="P28">Réemploi au plus simple des fonctions OpenCV « bas-niveau »</text:p>
                  </text:list-item>
                </text:list>
              </text:list-item>
            </text:list>
            <text:list text:style-name="L4">
              <text:list-item>
                <text:list>
                  <text:list-item>
                    <text:p text:style-name="P28">Réinjection du code Calife « haut-niveau » en le modifiant</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3" draw:text-style-name="P4" draw:layer="layout" svg:width="14.517cm" svg:height="11.41cm" svg:x="3.249cm" svg:y="14.13cm" presentation:class="notes" presentation:user-transformed="true">
            <draw:text-box>
              <text:p text:style-name="P4">debut de stereo...</text:p>
              <text:p text:style-name="P4"/>
            </draw:text-box>
          </draw:frame>
        </presentation:notes>
      </draw:page>
      <draw:page draw:name="page12" draw:style-name="dp1" draw:master-page-name="Jafar" presentation:presentation-page-layout-name="AL2T1">
        <office:forms form:automatic-focus="false" form:apply-design-mode="false"/>
        <draw:frame presentation:style-name="pr19"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7"><text:span text:style-name="T6">Les paramètres d'une </text:span><text:span text:style-name="T11">Image </text:span><text:span text:style-name="T6">:</text:span></text:p>
              </text:list-item>
            </text:list>
            <text:list text:style-name="L4">
              <text:list-item>
                <text:list>
                  <text:list-item>
                    <text:p text:style-name="P29"><text:span text:style-name="T7">la taille</text:span></text:p>
                  </text:list-item>
                </text:list>
              </text:list-item>
            </text:list>
            <text:list text:style-name="L4">
              <text:list-item>
                <text:list>
                  <text:list-item>
                    <text:p text:style-name="P15"><text:span text:style-name="T7">bit depth (de 1bit à 64bits en flottant)</text:span></text:p>
                  </text:list-item>
                </text:list>
              </text:list-item>
            </text:list>
            <text:list text:style-name="L4">
              <text:list-item>
                <text:list>
                  <text:list-item>
                    <text:p text:style-name="P15"><text:span text:style-name="T7">l'espace de couleur </text:span></text:p>
                  </text:list-item>
                </text:list>
              </text:list-item>
            </text:list>
            <text:list text:style-name="L4">
              <text:list-item>
                <text:list>
                  <text:list-item>
                    <text:list>
                      <text:list-item>
                        <text:p text:style-name="P30"><text:span text:style-name="T26">JfrImage_TypeColorSpace</text:span><text:span text:style-name="T16"> { <text:s/>JfrImage_CS_GRAY, JfrImage_CS_BGR, JfrImage_CS_RGB, JfrImage_CS_HSV, JfrImage_CS_HSL, JfrImage_CS_CMY, JfrImage_CS_CMYK, JfrImage_CS_LUV, JfrImage_CS_LAB, JfrImage_CS_XYZ, JfrImage_CS_YXY, JfrImage_CS_BayerBG, JfrImage_CS_BayerRG, JfrImage_CS_YCbCr, JfrImage_CS_UNKNOWN }</text:span></text:p>
                      </text:list-item>
                    </text:list>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13" draw:style-name="dp1" draw:master-page-name="Jafar" presentation:presentation-page-layout-name="AL2T1">
        <office:forms form:automatic-focus="false" form:apply-design-mode="false"/>
        <draw:frame presentation:style-name="pr20" draw:text-style-name="P5" draw:layer="layout" svg:width="25.894cm" svg:height="2.357cm" svg:x="0.978cm" svg:y="1.376cm" presentation:class="title" presentation:user-transformed="true">
          <draw:text-box>
            <text:p text:style-name="P5">La classe JfrImage</text:p>
          </draw:text-box>
        </draw:frame>
        <draw:frame presentation:style-name="pr21" draw:text-style-name="P10" draw:layer="layout" svg:width="23.54cm" svg:height="13.574cm" svg:x="3.022cm" svg:y="6.179cm" presentation:class="outline" presentation:user-transformed="true">
          <draw:text-box>
            <text:list text:style-name="L4">
              <text:list-item>
                <text:p text:style-name="P31"><text:span text:style-name="T6">I/O fonctions :</text:span></text:p>
              </text:list-item>
            </text:list>
            <text:list text:style-name="L4">
              <text:list-item>
                <text:list>
                  <text:list-item>
                    <text:p text:style-name="P32"><text:span text:style-name="T7">Support du </text:span><text:span text:style-name="T27">depth</text:span><text:span text:style-name="T7"> u8 uniquement</text:span></text:p>
                  </text:list-item>
                </text:list>
              </text:list-item>
            </text:list>
            <text:list text:style-name="L4">
              <text:list-item>
                <text:list>
                  <text:list-item>
                    <text:p text:style-name="P32"><text:span text:style-name="T7">Support de 1 ou 3 plans chromatiques</text:span></text:p>
                  </text:list-item>
                </text:list>
              </text:list-item>
            </text:list>
            <text:list text:style-name="L4">
              <text:list-item>
                <text:list>
                  <text:list-item>
                    <text:p text:style-name="P32"><text:span text:style-name="T7">Formats de fichiers :</text:span></text:p>
                  </text:list-item>
                </text:list>
              </text:list-item>
            </text:list>
            <text:list text:style-name="L4">
              <text:list-item>
                <text:list>
                  <text:list-item>
                    <text:list>
                      <text:list-item>
                        <text:list>
                          <text:list-item>
                            <text:p text:style-name="P33"><text:span text:style-name="T16">Windows bitmaps : BMP, DIB</text:span></text:p>
                          </text:list-item>
                        </text:list>
                      </text:list-item>
                    </text:list>
                  </text:list-item>
                </text:list>
              </text:list-item>
            </text:list>
            <text:list text:style-name="L4">
              <text:list-item>
                <text:list>
                  <text:list-item>
                    <text:list>
                      <text:list-item>
                        <text:list>
                          <text:list-item>
                            <text:p text:style-name="P33"><text:span text:style-name="T16">JPEG files : JPEG, JPG, JPE</text:span></text:p>
                          </text:list-item>
                        </text:list>
                      </text:list-item>
                    </text:list>
                  </text:list-item>
                </text:list>
              </text:list-item>
            </text:list>
            <text:list text:style-name="L4">
              <text:list-item>
                <text:list>
                  <text:list-item>
                    <text:list>
                      <text:list-item>
                        <text:list>
                          <text:list-item>
                            <text:p text:style-name="P33"><text:span text:style-name="T16">Portable Network Graphics : PNG</text:span></text:p>
                          </text:list-item>
                        </text:list>
                      </text:list-item>
                    </text:list>
                  </text:list-item>
                </text:list>
              </text:list-item>
            </text:list>
            <text:list text:style-name="L4">
              <text:list-item>
                <text:list>
                  <text:list-item>
                    <text:list>
                      <text:list-item>
                        <text:list>
                          <text:list-item>
                            <text:p text:style-name="P33"><text:span text:style-name="T16">Portable image format : PBM, PGM, PPM</text:span></text:p>
                          </text:list-item>
                        </text:list>
                      </text:list-item>
                    </text:list>
                  </text:list-item>
                </text:list>
              </text:list-item>
            </text:list>
            <text:list text:style-name="L4">
              <text:list-item>
                <text:list>
                  <text:list-item>
                    <text:list>
                      <text:list-item>
                        <text:list>
                          <text:list-item>
                            <text:p text:style-name="P33"><text:span text:style-name="T16">Sun rasters : SR, RAS</text:span></text:p>
                          </text:list-item>
                        </text:list>
                      </text:list-item>
                    </text:list>
                  </text:list-item>
                </text:list>
              </text:list-item>
            </text:list>
            <text:list text:style-name="L4">
              <text:list-item>
                <text:list>
                  <text:list-item>
                    <text:list>
                      <text:list-item>
                        <text:list>
                          <text:list-item>
                            <text:p text:style-name="P33"><text:span text:style-name="T16">TIFF files - TIFF, TIF</text:span></text:p>
                          </text:list-item>
                        </text:list>
                      </text:list-item>
                    </text:list>
                  </text:list-item>
                </text:list>
              </text:list-item>
            </text:list>
          </draw:text-box>
        </draw:frame>
        <presentation:notes draw:style-name="dp2">
          <draw:page-thumbnail draw:style-name="gr1" draw:layer="layout" svg:width="13.705cm" svg:height="10.279cm" svg:x="3.647cm" svg:y="2.853cm" draw:page-number="13"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14" draw:style-name="dp1" draw:master-page-name="Jafar" presentation:presentation-page-layout-name="AL2T1">
        <office:forms form:automatic-focus="false" form:apply-design-mode="false"/>
        <draw:frame presentation:style-name="pr22"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1"><text:span text:style-name="T6">Fonctions utilitaires :</text:span></text:p>
              </text:list-item>
            </text:list>
            <text:list text:style-name="L4">
              <text:list-item>
                <text:list>
                  <text:list-item>
                    <text:p text:style-name="P12"><text:span text:style-name="T7">Cloner une image sans recopie</text:span></text:p>
                  </text:list-item>
                </text:list>
              </text:list-item>
            </text:list>
            <text:list text:style-name="L4">
              <text:list-item>
                <text:list>
                  <text:list-item>
                    <text:p text:style-name="P12"><text:span text:style-name="T7">Copie du header </text:span><text:span text:style-name="T27">JfrImage</text:span></text:p>
                  </text:list-item>
                </text:list>
              </text:list-item>
            </text:list>
            <text:list text:style-name="L4">
              <text:list-item>
                <text:list>
                  <text:list-item>
                    <text:p text:style-name="P12"><text:span text:style-name="T7">Conversion de </text:span><text:span text:style-name="T27">depth</text:span></text:p>
                  </text:list-item>
                </text:list>
              </text:list-item>
            </text:list>
            <text:list text:style-name="L4">
              <text:list-item>
                <text:list>
                  <text:list-item>
                    <text:p text:style-name="P12"><text:span text:style-name="T7">Changement d'échelle</text:span></text:p>
                  </text:list-item>
                </text:list>
              </text:list-item>
            </text:list>
            <text:list text:style-name="L4">
              <text:list-item>
                <text:list>
                  <text:list-item>
                    <text:p text:style-name="P12"><text:span text:style-name="T7">Conversion d'espace de couleur</text:span></text:p>
                  </text:list-item>
                </text:list>
              </text:list-item>
            </text:list>
          </draw:text-box>
        </draw:frame>
        <presentation:notes draw:style-name="dp2">
          <draw:page-thumbnail draw:style-name="gr1" draw:layer="layout" svg:width="13.705cm" svg:height="10.279cm" svg:x="3.647cm" svg:y="2.853cm" draw:page-number="14"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15" draw:style-name="dp1" draw:master-page-name="Jafar" presentation:presentation-page-layout-name="AL2T1">
        <office:forms form:automatic-focus="false" form:apply-design-mode="false"/>
        <draw:frame presentation:style-name="pr23"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7"><text:span text:style-name="T6">Accéder aux pixels :</text:span></text:p>
              </text:list-item>
            </text:list>
            <text:list text:style-name="L4">
              <text:list-item>
                <text:list>
                  <text:list-item>
                    <text:p text:style-name="P34"><text:span text:style-name="T12">Les pixels sont stockés dans le </text:span><text:span text:style-name="T13">char* imageData</text:span><text:span text:style-name="T12">.</text:span></text:p>
                  </text:list-item>
                </text:list>
              </text:list-item>
            </text:list>
            <text:list text:style-name="L4">
              <text:list-item>
                <text:list>
                  <text:list-item>
                    <text:p text:style-name="P34"><text:span text:style-name="T12">C'est donc toujours un </text:span><text:span text:style-name="T13">char*</text:span><text:span text:style-name="T12"> quelque soit le </text:span><text:span text:style-name="T13">depth</text:span><text:span text:style-name="T12"> choisi : </text:span><text:span text:style-name="T13">u8</text:span><text:span text:style-name="T12"> (unsigned 8-bits) ou </text:span><text:span text:style-name="T13">f32</text:span><text:span text:style-name="T12"> (floating-point 32-bits)</text:span></text:p>
                  </text:list-item>
                </text:list>
              </text:list-item>
            </text:list>
            <text:list text:style-name="L4">
              <text:list-item>
                <text:list>
                  <text:list-item>
                    <text:p text:style-name="P34"><text:span text:style-name="T12">Lors d'un accès aux pixels un </text:span><text:span text:style-name="T13">cast</text:span><text:span text:style-name="T12"> de </text:span><text:span text:style-name="T13">imageData</text:span><text:span text:style-name="T12"> est donc nécessaire.</text:span></text:p>
                  </text:list-item>
                </text:list>
              </text:list-item>
            </text:list>
            <text:list text:style-name="L4">
              <text:list-item>
                <text:list>
                  <text:list-item>
                    <text:p text:style-name="P34"><text:span text:style-name="T12">Deux méthodes sont possibles ...</text:span></text:p>
                  </text:list-item>
                </text:list>
              </text:list-item>
            </text:list>
          </draw:text-box>
        </draw:frame>
        <presentation:notes draw:style-name="dp2">
          <draw:page-thumbnail draw:style-name="gr1" draw:layer="layout" svg:width="13.705cm" svg:height="10.279cm" svg:x="3.647cm" svg:y="2.853cm" draw:page-number="15"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16" draw:style-name="dp1" draw:master-page-name="Jafar" presentation:presentation-page-layout-name="AL2T1">
        <office:forms form:automatic-focus="false" form:apply-design-mode="false"/>
        <draw:frame presentation:style-name="pr24"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7"><text:span text:style-name="T6">La mauvaise :</text:span></text:p>
              </text:list-item>
            </text:list>
            <text:list text:style-name="L4">
              <text:list-item>
                <text:list>
                  <text:list-item>
                    <text:p text:style-name="P35"><text:span text:style-name="T26">#include "image/JfrImage.hpp"</text:span></text:p>
                  </text:list-item>
                </text:list>
              </text:list-item>
            </text:list>
            <text:list text:style-name="L4">
              <text:list-item>
                <text:list>
                  <text:list-item>
                    <text:p text:style-name="P35"><text:span text:style-name="T26">using namespace jafar::image;</text:span></text:p>
                  </text:list-item>
                </text:list>
              </text:list-item>
            </text:list>
            <text:list text:style-name="L4">
              <text:list-item>
                <text:list>
                  <text:list-item>
                    <text:p text:style-name="P35"><text:span text:style-name="T26"/></text:p>
                  </text:list-item>
                </text:list>
              </text:list-item>
            </text:list>
            <text:list text:style-name="L4">
              <text:list-item>
                <text:list>
                  <text:list-item>
                    <text:p text:style-name="P35"><text:span text:style-name="T26">JfrImage img(800, 600, s32, 1);</text:span></text:p>
                  </text:list-item>
                </text:list>
              </text:list-item>
            </text:list>
            <text:list text:style-name="L4">
              <text:list-item>
                <text:list>
                  <text:list-item>
                    <text:p text:style-name="P35"><text:span text:style-name="T26">int* pxPtr;</text:span></text:p>
                  </text:list-item>
                </text:list>
              </text:list-item>
            </text:list>
            <text:list text:style-name="L4">
              <text:list-item>
                <text:list>
                  <text:list-item>
                    <text:p text:style-name="P35"><text:span text:style-name="T26"/></text:p>
                  </text:list-item>
                </text:list>
              </text:list-item>
            </text:list>
            <text:list text:style-name="L4">
              <text:list-item>
                <text:list>
                  <text:list-item>
                    <text:p text:style-name="P35"><text:span text:style-name="T26">pxPtr = static_cast&lt;int*&gt;(img.getImageData());</text:span></text:p>
                  </text:list-item>
                </text:list>
              </text:list-item>
            </text:list>
            <text:list text:style-name="L4">
              <text:list-item>
                <text:list>
                  <text:list-item>
                    <text:p text:style-name="P35"><text:span text:style-name="T12"/></text:p>
                  </text:list-item>
                </text:list>
              </text:list-item>
            </text:list>
            <text:list text:style-name="L4">
              <text:list-item>
                <text:list>
                  <text:list-item>
                    <text:list>
                      <text:list-item>
                        <text:p text:style-name="P36"><text:span text:style-name="T12">Sur des machines </text:span><text:span text:style-name="T13">x86</text:span><text:span text:style-name="T12"> sous </text:span><text:span text:style-name="T13">Linux</text:span><text:span text:style-name="T12"> le type </text:span><text:span text:style-name="T13">int</text:span><text:span text:style-name="T12"> est associé </text:span><text:span text:style-name="T28">à</text:span><text:span text:style-name="T12"> </text:span><text:span text:style-name="T13">signed 32-bits</text:span><text:span text:style-name="T12"> =&gt; </text:span><text:span text:style-name="T28">ç</text:span><text:span text:style-name="T12">a marche</text:span></text:p>
                      </text:list-item>
                    </text:list>
                  </text:list-item>
                </text:list>
              </text:list-item>
            </text:list>
            <text:list text:style-name="L4">
              <text:list-item>
                <text:list>
                  <text:list-item>
                    <text:list>
                      <text:list-item>
                        <text:p text:style-name="P36"><text:span text:style-name="T12">Mais quand est-il sur MacOS X ou de futurs plateformes ou avec d'autres compilateurs ?</text:span></text:p>
                      </text:list-item>
                    </text:list>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17" draw:style-name="dp1" draw:master-page-name="Jafar" presentation:presentation-page-layout-name="AL2T1">
        <office:forms form:automatic-focus="false" form:apply-design-mode="false"/>
        <draw:frame presentation:style-name="pr25"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7"><text:span text:style-name="T6">La bonne :</text:span></text:p>
              </text:list-item>
            </text:list>
            <text:list text:style-name="L4">
              <text:list-item>
                <text:list>
                  <text:list-item>
                    <text:p text:style-name="P35"><text:span text:style-name="T26">#include "image/Image.hpp"</text:span></text:p>
                  </text:list-item>
                </text:list>
              </text:list-item>
            </text:list>
            <text:list text:style-name="L4">
              <text:list-item>
                <text:list>
                  <text:list-item>
                    <text:p text:style-name="P35"><text:span text:style-name="T26">#include </text:span><text:span text:style-name="T29">&lt;stdint.h&gt;</text:span></text:p>
                  </text:list-item>
                </text:list>
              </text:list-item>
            </text:list>
            <text:list text:style-name="L4">
              <text:list-item>
                <text:list>
                  <text:list-item>
                    <text:p text:style-name="P35"><text:span text:style-name="T26">using namespace jafar::image;</text:span></text:p>
                  </text:list-item>
                </text:list>
              </text:list-item>
            </text:list>
            <text:list text:style-name="L4">
              <text:list-item>
                <text:list>
                  <text:list-item>
                    <text:p text:style-name="P35"><text:span text:style-name="T26"/></text:p>
                  </text:list-item>
                </text:list>
              </text:list-item>
            </text:list>
            <text:list text:style-name="L4">
              <text:list-item>
                <text:list>
                  <text:list-item>
                    <text:p text:style-name="P35"><text:span text:style-name="T26">JfrImage img(800, 600, s16, 1);</text:span></text:p>
                  </text:list-item>
                </text:list>
              </text:list-item>
            </text:list>
            <text:list text:style-name="L4">
              <text:list-item>
                <text:list>
                  <text:list-item>
                    <text:p text:style-name="P35"><text:span text:style-name="T26"/></text:p>
                  </text:list-item>
                </text:list>
              </text:list-item>
            </text:list>
            <text:list text:style-name="L4">
              <text:list-item>
                <text:list>
                  <text:list-item>
                    <text:p text:style-name="P35"><text:span text:style-name="T26"><text:s/></text:span><text:span text:style-name="T26">pxPtr = reinterpret_cast&lt;uint16_t*&gt;img.data();</text:span></text:p>
                  </text:list-item>
                </text:list>
              </text:list-item>
            </text:list>
            <text:list text:style-name="L4">
              <text:list-item>
                <text:list>
                  <text:list-item>
                    <text:p text:style-name="P35"><text:span text:style-name="T12"/></text:p>
                  </text:list-item>
                </text:list>
              </text:list-item>
            </text:list>
            <text:list text:style-name="L4">
              <text:list-item>
                <text:list>
                  <text:list-item>
                    <text:list>
                      <text:list-item>
                        <text:p text:style-name="P36"><text:span text:style-name="T12">Cette méthode garantit l'utilisation du bon type pour parcourir les tableaux de pixels et fonctionne sur tout types de plateformes</text:span></text:p>
                      </text:list-item>
                    </text:list>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18" draw:style-name="dp1" draw:master-page-name="Jafar" presentation:presentation-page-layout-name="AL2T1">
        <office:forms form:automatic-focus="false" form:apply-design-mode="false"/>
        <draw:frame presentation:style-name="pr26"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7"><text:span text:style-name="T6">WidthStep :</text:span></text:p>
              </text:list-item>
            </text:list>
            <text:list text:style-name="L4">
              <text:list-item>
                <text:list>
                  <text:list-item>
                    <text:p text:style-name="P29"><text:span text:style-name="T7">Alignement des lignes sur 8 octets</text:span></text:p>
                  </text:list-item>
                </text:list>
              </text:list-item>
            </text:list>
            <text:list text:style-name="L4">
              <text:list-item>
                <text:list>
                  <text:list-item>
                    <text:p text:style-name="P29"><text:span text:style-name="T7">WidthStep est la vrai longueur des lignes exprimee en nombre de sizeof(char)</text:span></text:p>
                  </text:list-item>
                </text:list>
              </text:list-item>
            </text:list>
            <text:list text:style-name="L4">
              <text:list-item>
                <text:list>
                  <text:list-item>
                    <text:p text:style-name="P29"><text:span text:style-name="T7">Conversion penible</text:span></text:p>
                  </text:list-item>
                </text:list>
              </text:list-item>
            </text:list>
            <text:list text:style-name="L4">
              <text:list-item>
                <text:list>
                  <text:list-item>
                    <text:list>
                      <text:list-item>
                        <text:p text:style-name="P37"><text:span text:style-name="T12"/></text:p>
                      </text:list-item>
                    </text:list>
                  </text:list-item>
                </text:list>
              </text:list-item>
            </text:list>
          </draw:text-box>
        </draw:frame>
        <draw:g>
          <draw:measure draw:style-name="gr2" draw:text-style-name="P4" draw:layer="layout" svg:x1="8.374cm" svg:y1="15.214cm" svg:x2="17.024cm" svg:y2="15.202cm">
            <text:p text:style-name="P4"><text:span text:style-name="T17">width</text:span></text:p>
          </draw:measure>
          <draw:measure draw:style-name="gr3" draw:text-style-name="P4" draw:layer="layout" svg:x1="8.374cm" svg:y1="16.164cm" svg:x2="17.874cm" svg:y2="16.163cm">
            <text:p text:style-name="P4"/>
            <text:p text:style-name="P4"><text:span text:style-name="T17"><text:measure text:kind="gap"/></text:span><text:span text:style-name="T17">widthStep</text:span></text:p>
          </draw:measure>
          <draw:frame draw:style-name="gr4" draw:layer="layout" svg:width="9.613cm" svg:height="1.965cm" svg:x="8.374cm" svg:y="16.402cm">
            <draw:object/>
            <draw:image xlink:href="./ObjectReplacements/" xlink:type="simple" xlink:show="embed" xlink:actuate="onLoad"/>
          </draw:frame>
        </draw:g>
        <presentation:notes draw:style-name="dp2">
          <draw:page-thumbnail draw:style-name="gr1" draw:layer="layout" svg:width="13.705cm" svg:height="10.279cm" svg:x="3.647cm" svg:y="2.853cm" draw:page-number="18"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19" draw:style-name="dp1" draw:master-page-name="Jafar" presentation:presentation-page-layout-name="AL2T1">
        <office:forms form:automatic-focus="false" form:apply-design-mode="false"/>
        <draw:frame presentation:style-name="pr27" draw:text-style-name="P5" draw:layer="layout" svg:width="25.894cm" svg:height="2.357cm" svg:x="0.978cm" svg:y="1.376cm" presentation:class="title" presentation:user-transformed="true">
          <draw:text-box>
            <text:p text:style-name="P5">La classe Image</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38"><text:span text:style-name="T6">Un vrai bout de code :</text:span></text:p>
              </text:list-item>
            </text:list>
            <text:list text:style-name="L4">
              <text:list-item>
                <text:p text:style-name="P39"><text:span text:style-name="T30"/></text:p>
              </text:list-item>
            </text:list>
            <text:list text:style-name="L4">
              <text:list-item>
                <text:p text:style-name="P39"><text:span text:style-name="T26">#include "image/Image.hpp"</text:span></text:p>
              </text:list-item>
            </text:list>
            <text:list text:style-name="L4">
              <text:list-item>
                <text:p text:style-name="P39"><text:span text:style-name="T26">using namespace jafar::image;</text:span></text:p>
              </text:list-item>
            </text:list>
            <text:list text:style-name="L4">
              <text:list-item>
                <text:p text:style-name="P39"><text:span text:style-name="T31"/></text:p>
              </text:list-item>
            </text:list>
            <text:list text:style-name="L4">
              <text:list-item>
                <text:p text:style-name="P39"><text:span text:style-name="T26">Image img(800, 600, JfrImage::s16, 1);</text:span></text:p>
              </text:list-item>
            </text:list>
            <text:list text:style-name="L4">
              <text:list-item>
                <text:p text:style-name="P39"><text:span text:style-name="T26"/></text:p>
              </text:list-item>
            </text:list>
            <text:list text:style-name="L4">
              <text:list-item>
                <text:p text:style-name="P39"><text:span text:style-name="T26"/></text:p>
              </text:list-item>
            </text:list>
            <text:list text:style-name="L4">
              <text:list-item>
                <text:p text:style-name="P39"><text:span text:style-name="T26">for(int i=0;i&lt;height;i++) {</text:span></text:p>
              </text:list-item>
            </text:list>
            <text:list text:style-name="L4">
              <text:list-item>
                <text:list>
                  <text:list-item>
                    <text:p text:style-name="P40"><text:span text:style-name="T29">uint16_t *pxPtr = reinterpret_cast&lt;uint16_t*&gt;src_.data(i);</text:span></text:p>
                  </text:list-item>
                </text:list>
              </text:list-item>
            </text:list>
            <text:list text:style-name="L4">
              <text:list-item>
                <text:p text:style-name="P39"><text:span text:style-name="T26"><text:s text:c="3"/></text:span><text:span text:style-name="T26">for(int j=0;j&lt;width;j++)</text:span></text:p>
              </text:list-item>
            </text:list>
            <text:list text:style-name="L4">
              <text:list-item>
                <text:p text:style-name="P39"><text:span text:style-name="T26"><text:s text:c="6"/></text:span><text:span text:style-name="T26">*(</text:span><text:span text:style-name="T29">pxPtr</text:span><text:span text:style-name="T26">++) = 1; </text:span></text:p>
              </text:list-item>
            </text:list>
            <text:list text:style-name="L4">
              <text:list-item>
                <text:p text:style-name="P39"><text:span text:style-name="T26">}</text:span></text:p>
              </text:list-item>
            </text:list>
          </draw:text-box>
        </draw:frame>
        <presentation:notes draw:style-name="dp2">
          <draw:page-thumbnail draw:style-name="gr1" draw:layer="layout" svg:width="13.705cm" svg:height="10.279cm" svg:x="3.647cm" svg:y="2.853cm" draw:page-number="19"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20" draw:style-name="dp1" draw:master-page-name="Jafar" presentation:presentation-page-layout-name="AL2T1">
        <office:forms form:automatic-focus="false" form:apply-design-mode="false"/>
        <draw:frame presentation:style-name="pr28" draw:text-style-name="P5" draw:layer="layout" svg:width="25.894cm" svg:height="2.357cm" svg:x="0.978cm" svg:y="1.376cm" presentation:class="title" presentation:user-transformed="true">
          <draw:text-box>
            <text:p text:style-name="P5">Thèmes abordés</text:p>
          </draw:text-box>
        </draw:frame>
        <draw:frame presentation:style-name="pr29" draw:text-style-name="P7" draw:layer="layout" svg:width="23.54cm" svg:height="10.458cm" svg:x="3.022cm" svg:y="6.179cm" presentation:class="outline" presentation:user-transformed="true">
          <draw:text-box>
            <text:list text:style-name="L4">
              <text:list-item>
                <text:p text:style-name="P6"><text:span text:style-name="T3">Problématique</text:span></text:p>
              </text:list-item>
            </text:list>
            <text:list text:style-name="L4">
              <text:list-item>
                <text:p text:style-name="P6"><text:span text:style-name="T3">OpenCV et la structure </text:span><text:span text:style-name="T4">IPLImage</text:span></text:p>
              </text:list-item>
            </text:list>
            <text:list text:style-name="L4">
              <text:list-item>
                <text:p text:style-name="P6"><text:span text:style-name="T3">La classe </text:span><text:span text:style-name="T4">Image</text:span></text:p>
              </text:list-item>
            </text:list>
            <text:list text:style-name="L4">
              <text:list-item>
                <text:p text:style-name="P6"><text:span text:style-name="T9">Le lien avec OpenCV</text:span></text:p>
              </text:list-item>
            </text:list>
            <text:list text:style-name="L4">
              <text:list-item>
                <text:p text:style-name="P6"><text:span text:style-name="T5">ImagePreprocessor / DataReader</text:span></text:p>
              </text:list-item>
            </text:list>
          </draw:text-box>
        </draw:frame>
        <presentation:notes draw:style-name="dp2">
          <draw:page-thumbnail draw:style-name="gr1" draw:layer="layout" svg:width="13.705cm" svg:height="10.279cm" svg:x="3.647cm" svg:y="2.853cm" draw:page-number="20"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21" draw:style-name="dp1" draw:master-page-name="Jafar" presentation:presentation-page-layout-name="AL2T1">
        <office:forms form:automatic-focus="false" form:apply-design-mode="false"/>
        <draw:frame presentation:style-name="pr30" draw:text-style-name="P5" draw:layer="layout" svg:width="25.894cm" svg:height="2.357cm" svg:x="0.978cm" svg:y="1.376cm" presentation:class="title" presentation:user-transformed="true">
          <draw:text-box>
            <text:p text:style-name="P5">Utilisation des fonctions d'OpenCV</text:p>
          </draw:text-box>
        </draw:frame>
        <draw:frame presentation:style-name="pr7" draw:text-style-name="P10" draw:layer="layout" svg:width="23.54cm" svg:height="13.235cm" svg:x="3.022cm" svg:y="6.179cm" presentation:class="outline" presentation:user-transformed="true">
          <draw:text-box>
            <text:list text:style-name="L4">
              <text:list-item>
                <text:p text:style-name="P17"><text:span text:style-name="T6">Principe :</text:span></text:p>
              </text:list-item>
            </text:list>
            <text:list text:style-name="L4">
              <text:list-item>
                <text:list>
                  <text:list-item>
                    <text:p text:style-name="P29"><text:span text:style-name="T7">Encapsulation d'une </text:span><text:span text:style-name="T27">IplImage</text:span><text:span text:style-name="T7"> dans la classe Cv</text:span><text:span text:style-name="T27">Image</text:span><text:span text:style-name="T7"> =&gt; permet l'utilisation des fonctions d'</text:span><text:span text:style-name="T27">OpenCV</text:span></text:p>
                  </text:list-item>
                </text:list>
              </text:list-item>
            </text:list>
            <text:list text:style-name="L4">
              <text:list-item>
                <text:list>
                  <text:list-item>
                    <text:p text:style-name="P29"><text:span text:style-name="T7">Comment appeler les fonctions ? </text:span></text:p>
                  </text:list-item>
                </text:list>
              </text:list-item>
            </text:list>
            <text:list text:style-name="L4">
              <text:list-item>
                <text:list>
                  <text:list-item>
                    <text:list>
                      <text:list-item>
                        <text:p text:style-name="P41"><text:span text:style-name="T12">Directement :</text:span></text:p>
                      </text:list-item>
                    </text:list>
                  </text:list-item>
                </text:list>
              </text:list-item>
            </text:list>
            <text:list text:style-name="L4">
              <text:list-item>
                <text:list>
                  <text:list-item>
                    <text:list>
                      <text:list-item>
                        <text:list>
                          <text:list-item>
                            <text:p text:style-name="P42"><text:span text:style-name="T26">cvLaplace(source,dst);</text:span></text:p>
                          </text:list-item>
                        </text:list>
                      </text:list-item>
                    </text:list>
                  </text:list-item>
                </text:list>
              </text:list-item>
            </text:list>
            <text:list text:style-name="L4">
              <text:list-item>
                <text:list>
                  <text:list-item>
                    <text:list>
                      <text:list-item>
                        <text:p text:style-name="P41"><text:span text:style-name="T12">A travers un </text:span><text:span text:style-name="T13">wrap</text:span><text:span text:style-name="T12"> de la fonction </text:span><text:span text:style-name="T13">OpenCV</text:span><text:span text:style-name="T12"> :</text:span></text:p>
                      </text:list-item>
                    </text:list>
                  </text:list-item>
                </text:list>
              </text:list-item>
            </text:list>
            <text:list text:style-name="L4">
              <text:list-item>
                <text:list>
                  <text:list-item>
                    <text:list>
                      <text:list-item>
                        <text:list>
                          <text:list-item>
                            <text:p text:style-name="P42"><text:span text:style-name="T26">source.resize(dst);</text:span></text:p>
                          </text:list-item>
                        </text:list>
                      </text:list-item>
                    </text:list>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22" draw:style-name="dp1" draw:master-page-name="Jafar" presentation:presentation-page-layout-name="AL2T1">
        <office:forms form:automatic-focus="false" form:apply-design-mode="false"/>
        <draw:frame presentation:style-name="pr31" draw:text-style-name="P5" draw:layer="layout" svg:width="25.894cm" svg:height="2.357cm" svg:x="0.978cm" svg:y="1.376cm" presentation:class="title" presentation:user-transformed="true">
          <draw:text-box>
            <text:p text:style-name="P5">Thèmes abordés</text:p>
          </draw:text-box>
        </draw:frame>
        <draw:frame presentation:style-name="pr32" draw:text-style-name="P7" draw:layer="layout" svg:width="23.54cm" svg:height="10.458cm" svg:x="3.022cm" svg:y="6.179cm" presentation:class="outline" presentation:user-transformed="true">
          <draw:text-box>
            <text:list text:style-name="L4">
              <text:list-item>
                <text:p text:style-name="P6"><text:span text:style-name="T3">Problématique</text:span></text:p>
              </text:list-item>
            </text:list>
            <text:list text:style-name="L4">
              <text:list-item>
                <text:p text:style-name="P6"><text:span text:style-name="T3">OpenCV et la structure </text:span><text:span text:style-name="T4">IPLImage</text:span></text:p>
              </text:list-item>
            </text:list>
            <text:list text:style-name="L4">
              <text:list-item>
                <text:p text:style-name="P6"><text:span text:style-name="T3">La classe </text:span><text:span text:style-name="T4">JfrImage</text:span></text:p>
              </text:list-item>
            </text:list>
            <text:list text:style-name="L4">
              <text:list-item>
                <text:p text:style-name="P6"><text:span text:style-name="T3">Le lien avec OpenCV</text:span></text:p>
              </text:list-item>
            </text:list>
            <text:list text:style-name="L4">
              <text:list-item>
                <text:p text:style-name="P6"><text:span text:style-name="T9">ImagePreprocessor / DataReader</text:span></text:p>
              </text:list-item>
            </text:list>
          </draw:text-box>
        </draw:frame>
        <presentation:notes draw:style-name="dp2">
          <draw:page-thumbnail draw:style-name="gr1" draw:layer="layout" svg:width="13.705cm" svg:height="10.279cm" svg:x="3.647cm" svg:y="2.853cm" draw:page-number="22"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23" draw:style-name="dp1" draw:master-page-name="Jafar" presentation:presentation-page-layout-name="AL2T1">
        <office:forms form:automatic-focus="false" form:apply-design-mode="false"/>
        <draw:frame presentation:style-name="pr33" draw:layer="layout" svg:width="25.894cm" svg:height="2.357cm" svg:x="0.978cm" svg:y="1.376cm" presentation:class="title">
          <draw:text-box>
            <text:p text:style-name="P1">DataReader</text:p>
          </draw:text-box>
        </draw:frame>
        <draw:frame presentation:style-name="pr34" draw:layer="layout" svg:width="23.54cm" svg:height="13.235cm" svg:x="3.022cm" svg:y="6.179cm" presentation:class="outline" presentation:user-transformed="true">
          <draw:text-box>
            <text:list text:style-name="L4">
              <text:list-item>
                <text:p text:style-name="P43">Le problème : utilisation de beaucoup de jeux de données différents</text:p>
              </text:list-item>
            </text:list>
            <text:list text:style-name="L4">
              <text:list-item>
                <text:p text:style-name="P43">La solution :</text:p>
              </text:list-item>
            </text:list>
            <text:list text:style-name="L4">
              <text:list-item>
                <text:list>
                  <text:list-item>
                    <text:p text:style-name="P44">des fichiers de configuration</text:p>
                  </text:list-item>
                </text:list>
              </text:list-item>
            </text:list>
            <text:list text:style-name="L4">
              <text:list-item>
                <text:list>
                  <text:list-item>
                    <text:p text:style-name="P44">une interface C++ pour lire ces données</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35" draw:layer="layout" svg:width="14.517cm" svg:height="11.41cm" svg:x="3.249cm" svg:y="14.13cm" presentation:class="notes" presentation:placeholder="true">
            <draw:text-box/>
          </draw:frame>
        </presentation:notes>
      </draw:page>
      <draw:page draw:name="page24" draw:style-name="dp1" draw:master-page-name="Jafar" presentation:presentation-page-layout-name="AL2T1">
        <office:forms form:automatic-focus="false" form:apply-design-mode="false"/>
        <draw:frame presentation:style-name="pr33" draw:layer="layout" svg:width="25.894cm" svg:height="2.357cm" svg:x="0.978cm" svg:y="1.376cm" presentation:class="title">
          <draw:text-box>
            <text:p text:style-name="P1">DataReader</text:p>
          </draw:text-box>
        </draw:frame>
        <draw:frame presentation:style-name="pr34" draw:layer="layout" svg:width="23.54cm" svg:height="13.235cm" svg:x="3.022cm" svg:y="6.179cm" presentation:class="outline">
          <draw:text-box>
            <text:list text:style-name="L4">
              <text:list-item>
                <text:p text:style-name="P43">Exemple:</text:p>
              </text:list-item>
            </text:list>
            <text:list text:style-name="L4">
              <text:list-item>
                <text:p text:style-name="P45"><text:span text:style-name="T32">DataReader dR(</text:span><text:span text:style-name="T33">"exterieur2007", 2</text:span><text:span text:style-name="T32">);</text:span></text:p>
              </text:list-item>
            </text:list>
            <text:list text:style-name="L4">
              <text:list-item>
                <text:p text:style-name="P45"><text:span text:style-name="T32"/></text:p>
              </text:list-item>
            </text:list>
            <text:list text:style-name="L4">
              <text:list-item>
                <text:p text:style-name="P45"><text:span text:style-name="T32">StereoReader* sR = dR.getStereoReader(dR);</text:span></text:p>
              </text:list-item>
            </text:list>
            <text:list text:style-name="L4">
              <text:list-item>
                <text:p text:style-name="P45"><text:span text:style-name="T32"/></text:p>
              </text:list-item>
            </text:list>
            <text:list text:style-name="L4">
              <text:list-item>
                <text:p text:style-name="P45"><text:span text:style-name="T32">sR-&gt;calibrationFileName(); // fichier de la calibration stéréo</text:span></text:p>
              </text:list-item>
            </text:list>
            <text:list text:style-name="L4">
              <text:list-item>
                <text:p text:style-name="P45"><text:span text:style-name="T32"/></text:p>
              </text:list-item>
            </text:list>
            <text:list text:style-name="L4">
              <text:list-item>
                <text:p text:style-name="P45"><text:span text:style-name="T32">Image* img = sR-&gt;left()-&gt;loadImage(0); // Charge la première image gauche de la série</text:span></text:p>
              </text:list-item>
            </text:list>
            <text:list text:style-name="L4">
              <text:list-item>
                <text:p text:style-name="P45"><text:span text:style-name="T32"/></text:p>
              </text:list-item>
            </text:list>
            <text:list text:style-name="L4">
              <text:list-item>
                <text:p text:style-name="P45"><text:span text:style-name="T32">sR-&gt;right()-&gt;calibrationFileName(); // fichier de calibration de la caméra droite</text:span></text:p>
              </text:list-item>
            </text:list>
          </draw:text-box>
        </draw:frame>
        <presentation:notes draw:style-name="dp2">
          <draw:page-thumbnail draw:style-name="gr1" draw:layer="layout" svg:width="13.705cm" svg:height="10.279cm" svg:x="3.647cm" svg:y="2.853cm" draw:page-number="24" presentation:class="page"/>
          <draw:frame presentation:style-name="pr35" draw:layer="layout" svg:width="14.517cm" svg:height="11.41cm" svg:x="3.249cm" svg:y="14.13cm" presentation:class="notes" presentation:placeholder="true">
            <draw:text-box/>
          </draw:frame>
        </presentation:notes>
      </draw:page>
      <draw:page draw:name="page25" draw:style-name="dp1" draw:master-page-name="Jafar" presentation:presentation-page-layout-name="AL2T1">
        <office:forms form:automatic-focus="false" form:apply-design-mode="false"/>
        <draw:frame presentation:style-name="pr33" draw:layer="layout" svg:width="25.894cm" svg:height="2.357cm" svg:x="0.978cm" svg:y="1.376cm" presentation:class="title">
          <draw:text-box>
            <text:p text:style-name="P1">ImagePreprocessor</text:p>
          </draw:text-box>
        </draw:frame>
        <draw:frame presentation:style-name="pr34" draw:layer="layout" svg:width="23.54cm" svg:height="13.235cm" svg:x="3.022cm" svg:y="6.179cm" presentation:class="outline">
          <draw:text-box>
            <text:list text:style-name="L4">
              <text:list-item>
                <text:p text:style-name="P43">Preprocessing: correction de distortion, debayerisation, ...</text:p>
              </text:list-item>
            </text:list>
            <text:list text:style-name="L4">
              <text:list-item>
                <text:p text:style-name="P43">La chaîne de traitements dépend de :</text:p>
              </text:list-item>
            </text:list>
            <text:list text:style-name="L4">
              <text:list-item>
                <text:list>
                  <text:list-item>
                    <text:p text:style-name="P44">la source de donnée</text:p>
                  </text:list-item>
                </text:list>
              </text:list-item>
            </text:list>
            <text:list text:style-name="L4">
              <text:list-item>
                <text:list>
                  <text:list-item>
                    <text:p text:style-name="P44">de l'algorithme final</text:p>
                  </text:list-item>
                </text:list>
              </text:list-item>
            </text:list>
            <text:list text:style-name="L4">
              <text:list-item>
                <text:p text:style-name="P43">Eviter de multiples dépendences</text:p>
              </text:list-item>
            </text:list>
            <text:list text:style-name="L4">
              <text:list-item>
                <text:p text:style-name="P43">Evolution futur: créer automatiquement la chaîne</text:p>
              </text:list-item>
            </text:list>
          </draw:text-box>
        </draw:frame>
        <presentation:notes draw:style-name="dp2">
          <draw:page-thumbnail draw:style-name="gr1" draw:layer="layout" svg:width="13.705cm" svg:height="10.279cm" svg:x="3.647cm" svg:y="2.853cm" draw:page-number="25" presentation:class="page"/>
          <draw:frame presentation:style-name="pr35" draw:layer="layout" svg:width="14.517cm" svg:height="11.41cm" svg:x="3.249cm" svg:y="14.13cm" presentation:class="notes" presentation:placeholder="true">
            <draw:text-box/>
          </draw:frame>
        </presentation:notes>
      </draw:page>
      <draw:page draw:name="page26" draw:style-name="dp1" draw:master-page-name="Jafar" presentation:presentation-page-layout-name="AL2T1">
        <office:forms form:automatic-focus="false" form:apply-design-mode="false"/>
        <draw:frame presentation:style-name="pr33" draw:layer="layout" svg:width="25.894cm" svg:height="2.357cm" svg:x="0.978cm" svg:y="1.376cm" presentation:class="title">
          <draw:text-box>
            <text:p text:style-name="P1">ImagePreprocessor</text:p>
          </draw:text-box>
        </draw:frame>
        <draw:frame presentation:style-name="pr34" draw:text-style-name="P50" draw:layer="layout" svg:width="23.54cm" svg:height="13.235cm" svg:x="3.022cm" svg:y="6.179cm" presentation:class="outline" presentation:user-transformed="true">
          <draw:text-box>
            <text:list text:style-name="L4">
              <text:list-item>
                <text:p text:style-name="P46"><text:span text:style-name="T2">Example d'un noeud:</text:span></text:p>
              </text:list-item>
            </text:list>
            <text:list text:style-name="L4">
              <text:list-item>
                <text:p text:style-name="P47"><text:span text:style-name="T34">class ImagePreprocessorNode {</text:span></text:p>
              </text:list-item>
            </text:list>
            <text:list text:style-name="L4">
              <text:list-item>
                <text:p text:style-name="P47"><text:span text:style-name="T34"><text:s text:c="6"/></text:span><text:span text:style-name="T34">public:</text:span></text:p>
              </text:list-item>
            </text:list>
            <text:list text:style-name="L4">
              <text:list-item>
                <text:p text:style-name="P47"><text:span text:style-name="T34"><text:s text:c="8"/></text:span><text:span text:style-name="T34">virtual void preprocessImage(const jafar::image::Image&amp; src, jafar::image::Image&amp; dst) =0;</text:span></text:p>
              </text:list-item>
            </text:list>
            <text:list text:style-name="L4">
              <text:list-item>
                <text:p text:style-name="P47"><text:span text:style-name="T34"><text:s text:c="4"/></text:span><text:span text:style-name="T34">};</text:span></text:p>
              </text:list-item>
            </text:list>
            <text:list text:style-name="L4">
              <text:list-item>
                <text:p text:style-name="P47"><text:span text:style-name="T34"/></text:p>
              </text:list-item>
            </text:list>
            <text:list text:style-name="L4">
              <text:list-item>
                <text:p text:style-name="P47"><text:span text:style-name="T34">class ImagePreprocessorBlur {</text:span></text:p>
              </text:list-item>
            </text:list>
            <text:list text:style-name="L4">
              <text:list-item>
                <text:p text:style-name="P47"><text:span text:style-name="T34"><text:s text:c="6"/></text:span><text:span text:style-name="T34">public:</text:span></text:p>
              </text:list-item>
            </text:list>
            <text:list text:style-name="L4">
              <text:list-item>
                <text:p text:style-name="P47"><text:span text:style-name="T34"><text:s text:c="8"/></text:span><text:span text:style-name="T34">virtual void preprocessImage(const jafar::image::Image&amp; src, jafar::image::Image&amp; dst)</text:span></text:p>
              </text:list-item>
            </text:list>
            <text:list text:style-name="L4">
              <text:list-item>
                <text:list>
                  <text:list-item>
                    <text:p text:style-name="P48"><text:span text:style-name="T34"><text:s text:c="4"/></text:span><text:span text:style-name="T34">{</text:span></text:p>
                  </text:list-item>
                </text:list>
              </text:list-item>
            </text:list>
            <text:list text:style-name="L4">
              <text:list-item>
                <text:p text:style-name="P47"><text:span text:style-name="T34"><text:s text:c="6"/></text:span><text:span text:style-name="T34"><text:tab/></text:span><text:span text:style-name="T34">cvSmooth(src, dst)</text:span></text:p>
              </text:list-item>
            </text:list>
            <text:list text:style-name="L4">
              <text:list-item>
                <text:list>
                  <text:list-item>
                    <text:list>
                      <text:list-item>
                        <text:p text:style-name="P49"><text:span text:style-name="T34"><text:s/></text:span><text:span text:style-name="T34">}</text:span></text:p>
                      </text:list-item>
                    </text:list>
                  </text:list-item>
                </text:list>
              </text:list-item>
            </text:list>
            <text:list text:style-name="L4">
              <text:list-item>
                <text:p text:style-name="P47"><text:span text:style-name="T34"><text:s text:c="4"/></text:span><text:span text:style-name="T34">};</text:span></text:p>
              </text:list-item>
            </text:list>
          </draw:text-box>
        </draw:frame>
        <presentation:notes draw:style-name="dp2">
          <draw:page-thumbnail draw:style-name="gr1" draw:layer="layout" svg:width="13.705cm" svg:height="10.279cm" svg:x="3.647cm" svg:y="2.853cm" draw:page-number="26" presentation:class="page"/>
          <draw:frame presentation:style-name="pr35" draw:layer="layout" svg:width="14.517cm" svg:height="11.41cm" svg:x="3.249cm" svg:y="14.13cm" presentation:class="notes" presentation:placeholder="true">
            <draw:text-box/>
          </draw:frame>
        </presentation:notes>
      </draw:page>
      <draw:page draw:name="page27" draw:style-name="dp1" draw:master-page-name="Jafar" presentation:presentation-page-layout-name="AL2T1">
        <office:forms form:automatic-focus="false" form:apply-design-mode="false"/>
        <draw:frame presentation:style-name="pr33" draw:layer="layout" svg:width="25.894cm" svg:height="2.357cm" svg:x="0.978cm" svg:y="1.376cm" presentation:class="title">
          <draw:text-box>
            <text:p text:style-name="P1">ImagePreprocessor et DataReader</text:p>
          </draw:text-box>
        </draw:frame>
        <draw:frame presentation:style-name="pr34" draw:layer="layout" svg:width="23.54cm" svg:height="14.625cm" svg:x="3.022cm" svg:y="6.179cm" presentation:class="outline" presentation:user-transformed="true">
          <draw:text-box>
            <text:list text:style-name="L4">
              <text:list-item>
                <text:p text:style-name="P43">Utiliser un préprocesseur avec un objet DataReader</text:p>
              </text:list-item>
            </text:list>
            <text:list text:style-name="L4">
              <text:list-item>
                <text:p text:style-name="P45"/>
              </text:list-item>
            </text:list>
            <text:list text:style-name="L4">
              <text:list-item>
                <text:p text:style-name="P45"><text:span text:style-name="T34">DataReader dR(</text:span><text:span text:style-name="T29">"exterieur2007", 2</text:span><text:span text:style-name="T34">);</text:span></text:p>
              </text:list-item>
            </text:list>
            <text:list text:style-name="L4">
              <text:list-item>
                <text:p text:style-name="P45"><text:span text:style-name="T34">StereoReader* sR = dR.getStereoReader(dR);</text:span></text:p>
              </text:list-item>
            </text:list>
            <text:list text:style-name="L4">
              <text:list-item>
                <text:p text:style-name="P45"><text:span text:style-name="T34"/></text:p>
              </text:list-item>
            </text:list>
            <text:list text:style-name="L4">
              <text:list-item>
                <text:p text:style-name="P45"><text:span text:style-name="T34">Jafar::Preprocessing::Preprocessing* leftrectif = new Jafar::Preprocessing::Preprocessing();</text:span></text:p>
              </text:list-item>
            </text:list>
            <text:list text:style-name="L4">
              <text:list-item>
                <text:p text:style-name="P45"><text:span text:style-name="T34">leftrectif-&gt;load(sR.left().calibrationFileName());</text:span></text:p>
              </text:list-item>
            </text:list>
            <text:list text:style-name="L4">
              <text:list-item>
                <text:p text:style-name="P45"><text:span text:style-name="T34"/></text:p>
              </text:list-item>
            </text:list>
            <text:list text:style-name="L4">
              <text:list-item>
                <text:p text:style-name="P45"><text:span text:style-name="T34">leftPreProc <text:s/>= new ImagePreprocessor.new(width, height, depth, colorSpace);</text:span></text:p>
              </text:list-item>
            </text:list>
            <text:list text:style-name="L4">
              <text:list-item>
                <text:p text:style-name="P45"><text:span text:style-name="T34"/></text:p>
              </text:list-item>
            </text:list>
            <text:list text:style-name="L4">
              <text:list-item>
                <text:p text:style-name="P45"><text:span text:style-name="T34">leftpPreProc.appendNode(leftrectif);</text:span></text:p>
              </text:list-item>
            </text:list>
            <text:list text:style-name="L4">
              <text:list-item>
                <text:p text:style-name="P45"><text:span text:style-name="T34">sR.left().setImagePreprocessor( leftProc )</text:span></text:p>
              </text:list-item>
            </text:list>
            <text:list text:style-name="L4">
              <text:list-item>
                <text:p text:style-name="P45"><text:span text:style-name="T34"/></text:p>
              </text:list-item>
            </text:list>
          </draw:text-box>
        </draw:frame>
        <presentation:notes draw:style-name="dp2">
          <draw:page-thumbnail draw:style-name="gr1" draw:layer="layout" svg:width="13.705cm" svg:height="10.279cm" svg:x="3.647cm" svg:y="2.853cm" draw:page-number="27" presentation:class="page"/>
          <draw:frame presentation:style-name="pr35"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6" draw:display-name="Gradient 26" draw:style="linear" draw:start-color="#000000" draw:end-color="#ffffff" draw:start-intensity="0%" draw:end-intensity="0%" draw:angle="0" draw:border="0%"/>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012b6f" draw:end-color="#51a5ba" draw:start-intensity="100%" draw:end-intensity="100%" draw:angle="1350" draw:border="0%"/>
    <draw:gradient draw:name="Jafar_20_-_20_Gradient_20_1" draw:display-name="Jafar - Gradient 1" draw:style="linear" draw:start-color="#012b6f" draw:end-color="#0183bd" draw:start-intensity="100%" draw:end-intensity="100%" draw:angle="1350" draw:border="0%"/>
    <draw:hatch draw:name="Black_20_0_20_Degrees" draw:display-name="Black 0 Degrees" draw:style="single" draw:color="#000000" draw:distance="0.102cm" draw:rotation="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Jafar-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ffffff" style:text-outline="false" style:text-line-through-style="none" fo:font-family="'Avant Garde Gothic'" style:font-style-name="Light" style:font-pitch="variable" fo:font-size="28pt" fo:letter-spacing="0.282cm" fo:font-style="normal" fo:text-shadow="none" style:text-underline-style="none" fo:font-weight="bold" style:font-size-asian="24pt" style:font-size-complex="24pt" fo:hyphenate="true"/>
    </style:style>
    <style:style style:name="Jafar-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Jafar-background" style:family="presentation">
      <style:graphic-properties draw:stroke="none" draw:fill="none" draw:fill-color="#333366" draw:fill-image-width="1cm" draw:fill-image-height="1cm"/>
      <style:text-properties fo:hyphenate="true"/>
    </style:style>
    <style:style style:name="Jafar-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Jafar-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Jafar-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0cm"/>
      <style:text-properties fo:color="#000000" style:text-outline="false" style:text-line-through-style="none" fo:font-family="'Luxi Sans'" style:font-style-name="Regular" style:font-pitch="variable" fo:font-size="32pt" fo:font-style="normal" fo:text-shadow="none" style:text-underline-style="none" fo:font-weight="normal" style:font-size-asian="24pt" style:font-size-complex="24pt" fo:hyphenate="true"/>
    </style:style>
    <style:style style:name="Jafar-outline2" style:family="presentation" style:parent-style-name="Jafar-outline1">
      <style:paragraph-properties fo:margin-left="0cm" fo:margin-right="0cm" fo:text-align="start" fo:text-indent="-1.2cm"/>
      <style:text-properties fo:color="#000000" style:text-outline="false" style:text-line-through-style="none" fo:font-family="'Luxi Sans'" style:font-style-name="Regular" style:font-pitch="variable" fo:font-size="28pt" fo:font-style="normal" fo:text-shadow="none" style:text-underline-style="none" fo:font-weight="normal" style:font-size-asian="24pt" style:font-size-complex="24pt" fo:hyphenate="true"/>
    </style:style>
    <style:style style:name="Jafar-outline3" style:family="presentation" style:parent-style-name="Jafar-outline2">
      <style:paragraph-properties fo:margin-left="0cm" fo:margin-right="0cm" fo:text-align="start" fo:text-indent="-1.2cm"/>
      <style:text-properties fo:color="#000000" style:text-outline="false" style:text-line-through-style="none" fo:font-family="'Luxi Sans'" style:font-style-name="Regular" style:font-pitch="variable" fo:font-size="24pt" fo:font-style="normal" fo:text-shadow="none" style:text-underline-style="none" fo:font-weight="normal" style:font-size-asian="24pt" style:font-size-complex="24pt" fo:hyphenate="true"/>
    </style:style>
    <style:style style:name="Jafar-outline4" style:family="presentation" style:parent-style-name="Jafar-outline3">
      <style:paragraph-properties fo:margin-left="0cm" fo:margin-right="0cm" fo:text-align="start" fo:text-indent="-1.2cm"/>
      <style:text-properties fo:color="#000000" style:text-outline="false" style:text-line-through-style="none" fo:font-family="'Luxi Sans'" style:font-style-name="Regular" style:font-pitch="variable" fo:font-size="20pt" fo:font-style="normal" fo:text-shadow="none" style:text-underline-style="none" fo:font-weight="normal" style:font-size-asian="24pt" style:font-size-complex="24pt" fo:hyphenate="true"/>
    </style:style>
    <style:style style:name="Jafar-outline5" style:family="presentation" style:parent-style-name="Jafar-outline4">
      <style:paragraph-properties fo:margin-left="0cm" fo:margin-right="0cm" fo:text-align="start" fo:text-indent="-1.2cm"/>
      <style:text-properties fo:color="#000000" style:text-outline="false" style:text-line-through-style="none" fo:font-family="'Luxi Sans'" style:font-style-name="Regular" style:font-pitch="variable" fo:font-size="20pt" fo:font-style="normal" fo:text-shadow="none" style:text-underline-style="none" fo:font-weight="normal" style:font-size-asian="24pt" style:font-size-complex="24pt" fo:hyphenate="true"/>
    </style:style>
    <style:style style:name="Jafar-outline6" style:family="presentation" style:parent-style-name="Jafar-outline5">
      <style:paragraph-properties fo:margin-left="0cm" fo:margin-right="0cm" fo:text-align="start" fo:text-indent="-1.2cm"/>
      <style:text-properties fo:color="#000000" style:text-outline="false" style:text-line-through-style="none" fo:font-family="'Luxi Sans'" style:font-style-name="Regular" style:font-pitch="variable" fo:font-size="32pt" fo:font-style="normal" fo:text-shadow="none" style:text-underline-style="none" fo:font-weight="normal" style:font-size-asian="24pt" style:font-size-complex="24pt" fo:hyphenate="true"/>
    </style:style>
    <style:style style:name="Jafar-outline7" style:family="presentation" style:parent-style-name="Jafar-outline6">
      <style:paragraph-properties fo:margin-left="0cm" fo:margin-right="0cm" fo:text-align="start" fo:text-indent="-1.2cm"/>
      <style:text-properties fo:color="#000000" style:text-outline="false" style:text-line-through-style="none" fo:font-family="'Luxi Sans'" style:font-style-name="Regular" style:font-pitch="variable" fo:font-size="32pt" fo:font-style="normal" fo:text-shadow="none" style:text-underline-style="none" fo:font-weight="normal" style:font-size-asian="24pt" style:font-size-complex="24pt" fo:hyphenate="true"/>
    </style:style>
    <style:style style:name="Jafar-outline8" style:family="presentation" style:parent-style-name="Jafar-outline7">
      <style:paragraph-properties fo:margin-left="0cm" fo:margin-right="0cm" fo:text-align="start" fo:text-indent="-1.2cm"/>
      <style:text-properties fo:color="#000000" style:text-outline="false" style:text-line-through-style="none" fo:font-family="'Luxi Sans'" style:font-style-name="Regular" style:font-pitch="variable" fo:font-size="32pt" fo:font-style="normal" fo:text-shadow="none" style:text-underline-style="none" fo:font-weight="normal" style:font-size-asian="24pt" style:font-size-complex="24pt" fo:hyphenate="true"/>
    </style:style>
    <style:style style:name="Jafar-outline9" style:family="presentation" style:parent-style-name="Jafar-outline8">
      <style:paragraph-properties fo:margin-left="0cm" fo:margin-right="0cm" fo:text-align="start" fo:text-indent="-1.2cm"/>
      <style:text-properties fo:color="#000000" style:text-outline="false" style:text-line-through-style="none" fo:font-family="'Luxi Sans'" style:font-style-name="Regular" style:font-pitch="variable" fo:font-size="32pt" fo:font-style="normal" fo:text-shadow="none" style:text-underline-style="none" fo:font-weight="normal" style:font-size-asian="24pt" style:font-size-complex="24pt"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661cm" fo:min-width="9.181cm"/>
    </style:style>
    <style:style style:name="gr2" style:family="graphic" style:parent-style-name="standard">
      <style:graphic-properties draw:stroke="none" svg:stroke-color="#000000" draw:fill="none" draw:fill-color="#ffffff" draw:textarea-horizontal-align="left" draw:auto-grow-height="true" draw:auto-grow-width="false" fo:min-height="0.661cm" fo:min-width="14.5cm"/>
    </style:style>
    <style:style style:name="pr1" style:family="presentation" style:parent-style-name="Jafar-backgroundobjects">
      <style:graphic-properties svg:stroke-width="0.051cm" svg:stroke-color="#d0cca9" draw:marker-start-width="0.276cm" draw:marker-end-width="0.276cm" draw:fill="none" draw:textarea-horizontal-align="center" draw:textarea-vertical-align="middle" fo:padding-top="0.025cm" fo:padding-bottom="0.025cm" fo:padding-left="0.025cm" fo:padding-right="0.025cm"/>
    </style:style>
    <style:style style:name="pr2" style:family="presentation" style:parent-style-name="Jafar-backgroundobjects">
      <style:graphic-properties draw:stroke="none" svg:stroke-color="#f5f3dc" draw:fill="solid" draw:fill-color="#f5f3dc" draw:textarea-horizontal-align="center" draw:textarea-vertical-align="middle"/>
    </style:style>
    <style:style style:name="pr3" style:family="presentation" style:parent-style-name="Jafar-backgroundobjects">
      <style:graphic-properties draw:stroke="none" draw:fill="solid" draw:fill-color="#ffffff" draw:fill-gradient-name="Jafar_20_-_20_Gradient_20_1" draw:fill-hatch-name="Black_20_0_20_Degrees" draw:fill-hatch-solid="false" draw:fill-image-width="1cm" draw:fill-image-height="1cm" draw:textarea-horizontal-align="center" draw:textarea-vertical-align="middle" draw:shadow-offset-x="0.305cm" draw:shadow-offset-y="0.305cm"/>
    </style:style>
    <style:style style:name="pr4" style:family="presentation" style:parent-style-name="Jafar-backgroundobjects">
      <style:graphic-properties draw:stroke="none" draw:fill="gradient" draw:fill-color="#51a5ba" draw:fill-gradient-name="Gradient_20_7" draw:textarea-horizontal-align="center" draw:textarea-vertical-align="middle"/>
    </style:style>
    <style:style style:name="pr5" style:family="presentation" style:parent-style-name="Jafar-backgroundobjects">
      <style:graphic-properties draw:stroke="none" draw:fill="solid" draw:fill-color="#f3f3dc" draw:fill-gradient-name="Gradient_20_4" draw:fill-hatch-name="Black_20_0_20_Degrees" draw:fill-hatch-solid="false" draw:fill-image-width="1cm" draw:fill-image-height="1cm" draw:textarea-horizontal-align="left" draw:textarea-vertical-align="middle" draw:shadow-offset-x="0.305cm" draw:shadow-offset-y="0.305cm"/>
    </style:style>
    <style:style style:name="pr6" style:family="presentation" style:parent-style-name="Jafar-title">
      <style:graphic-properties draw:fill-color="#ffffff" draw:auto-grow-height="false" fo:min-height="3.507cm"/>
    </style:style>
    <style:style style:name="pr7" style:family="presentation" style:parent-style-name="Jafar-outline1">
      <style:graphic-properties draw:fill-color="#ffffff" draw:auto-grow-height="false" fo:min-height="13.23cm"/>
    </style:style>
    <style:style style:name="pr8" style:family="presentation" style:parent-style-name="Jafar-backgroundobjects">
      <style:graphic-properties draw:stroke="none" draw:fill="solid" draw:fill-color="#d0caa6" draw:fill-gradient-name="Gradient_20_4" draw:fill-hatch-name="Black_20_0_20_Degrees" draw:fill-hatch-solid="false" draw:fill-image-width="1cm" draw:fill-image-height="1cm" draw:textarea-horizontal-align="center" draw:textarea-vertical-align="middle" draw:shadow-offset-x="0.305cm" draw:shadow-offset-y="0.30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family="'Avant Garde Gothic'" style:font-style-name="Light" style:font-pitch="variable" fo:font-size="24pt" fo:letter-spacing="0.141cm" fo:font-weight="250" style:font-size-asian="24pt" style:font-size-complex="24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color="#7f5e3b" fo:font-family="Helvetica" style:font-family-generic="swiss" style:font-pitch="variable" fo:font-size="14pt" fo:font-weight="normal" style:font-size-asian="24pt" style:font-size-complex="24pt"/>
    </style:style>
    <style:style style:name="P6" style:family="paragraph">
      <style:paragraph-properties fo:margin-left="1cm" fo:margin-right="0cm" fo:text-indent="-1cm"/>
    </style:style>
    <style:style style:name="P7" style:family="paragraph">
      <style:paragraph-properties fo:margin-left="0cm" fo:margin-right="0cm" fo:text-indent="0cm"/>
    </style:style>
    <style:style style:name="P8" style:family="paragraph">
      <style:paragraph-properties fo:margin-left="1.4cm" fo:margin-right="0cm" fo:text-indent="-1.2cm"/>
    </style:style>
    <style:style style:name="P9" style:family="paragraph">
      <style:paragraph-properties fo:margin-left="2.2cm" fo:margin-right="0cm" fo:text-indent="-1.2cm"/>
    </style:style>
    <style:style style:name="P10" style:family="paragraph">
      <style:paragraph-properties fo:margin-left="3cm" fo:margin-right="0cm" fo:text-indent="-1.2cm"/>
    </style:style>
    <style:style style:name="P11" style:family="paragraph">
      <style:paragraph-properties fo:margin-left="3.8cm" fo:margin-right="0cm" fo:text-indent="-1.2cm"/>
    </style:style>
    <style:style style:name="P12" style:family="paragraph">
      <style:paragraph-properties fo:margin-left="4.6cm" fo:margin-right="0cm" fo:text-indent="-1.2cm"/>
    </style:style>
    <style:style style:name="P13" style:family="paragraph">
      <style:paragraph-properties fo:margin-left="5.4cm" fo:margin-right="0cm" fo:text-indent="-1.2cm"/>
    </style:style>
    <style:style style:name="P14" style:family="paragraph">
      <style:paragraph-properties fo:margin-left="6.2cm" fo:margin-right="0cm" fo:text-indent="-1.2cm"/>
    </style:style>
    <style:style style:name="P15" style:family="paragraph">
      <style:paragraph-properties fo:margin-left="7cm" fo:margin-right="0cm" fo:text-indent="-1.2cm"/>
    </style:style>
    <style:style style:name="P16" style:family="paragraph">
      <style:paragraph-properties fo:margin-left="7.8cm" fo:margin-right="0cm" fo:text-indent="-1.2cm"/>
    </style:style>
    <style:style style:name="P17" style:family="paragraph">
      <style:paragraph-properties fo:margin-left="1.2cm" fo:margin-right="0cm" fo:text-indent="-0.9cm"/>
    </style:style>
    <style:style style:name="P18" style:family="paragraph">
      <style:paragraph-properties fo:margin-left="0cm" fo:margin-right="0cm" fo:text-align="center" fo:text-indent="0cm"/>
      <style:text-properties fo:font-size="24pt"/>
    </style:style>
    <style:style style:name="P19" style:family="paragraph">
      <style:paragraph-properties fo:margin-left="0cm" fo:margin-right="0cm" fo:text-indent="0cm"/>
      <style:text-properties fo:color="#7f5e3b" fo:font-family="'Avant Garde Gothic'" style:font-pitch="variable" fo:font-size="15pt"/>
    </style:style>
    <style:style style:name="P20" style:family="paragraph">
      <style:paragraph-properties fo:margin-left="0cm" fo:margin-right="0cm" fo:text-align="start" fo:text-indent="0cm"/>
      <style:text-properties fo:color="#7f5e3b" fo:font-family="'Avant Garde Gothic'" style:font-pitch="variable" fo:font-size="15pt" fo:font-weight="normal" style:font-size-asian="24pt" style:font-size-complex="24pt"/>
    </style:style>
    <style:style style:name="T1" style:family="text">
      <style:text-properties fo:color="#7f5e3b" fo:font-family="Helvetica" style:font-family-generic="swiss" style:font-pitch="variable" fo:font-size="14pt" fo:font-weight="normal" style:font-size-asian="24pt" style:font-size-complex="24pt"/>
    </style:style>
    <style:style style:name="T2" style:family="text">
      <style:text-properties fo:color="#7f5e3b" fo:font-family="'Avant Garde Gothic'" style:font-pitch="variable" fo:font-size="15pt"/>
    </style:style>
    <style:style style:name="T3" style:family="text">
      <style:text-properties fo:color="#7f5e3b" fo:font-family="'Avant Garde Gothic'" style:font-pitch="variable" fo:font-size="15pt" fo:font-weight="normal"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86cm" svg:height="7.793cm" svg:x="2.193cm" svg:y="2cm" draw:page-number="1"/>
      <draw:page-thumbnail draw:layer="backgroundobjects" svg:width="10.386cm" svg:height="7.793cm" svg:x="15.36cm" svg:y="2cm"/>
      <draw:page-thumbnail draw:layer="backgroundobjects" svg:width="10.386cm" svg:height="7.793cm" svg:x="2.193cm" svg:y="11.795cm"/>
      <draw:page-thumbnail draw:layer="backgroundobjects" svg:width="10.386cm" svg:height="7.793cm" svg:x="15.36cm" svg:y="11.795cm"/>
    </style:handout-master>
    <style:master-page style:name="Jafar" style:page-layout-name="PM1" draw:style-name="dp1">
      <office:forms form:automatic-focus="false" form:apply-design-mode="false"/>
      <draw:rect presentation:style-name="pr1" draw:text-style-name="P1" draw:layer="backgroundobjects" svg:width="25.729cm" svg:height="14.795cm" svg:x="1.081cm" svg:y="5.131cm" draw:corner-radius="0.5cm">
        <text:p text:style-name="P7"/>
      </draw:rect>
      <draw:rect presentation:style-name="pr2" draw:text-style-name="P1" draw:layer="backgroundobjects" svg:width="25.378cm" svg:height="14.498cm" svg:x="1.269cm" svg:y="5.292cm" draw:corner-radius="0.5cm">
        <text:p text:style-name="P7"/>
      </draw:rect>
      <draw:rect presentation:style-name="pr3" draw:text-style-name="P2" draw:layer="backgroundobjects" svg:width="27.965cm" svg:height="3.207cm" svg:x="0.026cm" svg:y="0.965cm">
        <text:p text:style-name="P7"/>
      </draw:rect>
      <draw:rect presentation:style-name="pr4" draw:text-style-name="P3" draw:layer="backgroundobjects" svg:width="26.978cm" svg:height="2.673cm" svg:x="0.475cm" svg:y="1.217cm">
        <text:p text:style-name="P7"/>
      </draw:rect>
      <draw:rect presentation:style-name="pr5" draw:text-style-name="P5" draw:layer="backgroundobjects" svg:width="27.964cm" svg:height="0.87cm" svg:x="0.027cm" svg:y="0cm">
        <text:p text:style-name="P4"><text:span text:style-name="T1"><text:s text:c="3"/></text:span></text:p>
      </draw:rect>
      <draw:frame presentation:style-name="pr6" draw:text-style-name="P7" draw:layer="backgroundobjects" svg:width="25.894cm" svg:height="2.356cm" svg:x="0.978cm" svg:y="1.376cm" presentation:class="title">
        <draw:text-box>
          <text:p text:style-name="P6">Click to edit the title text format</text:p>
        </draw:text-box>
      </draw:frame>
      <draw:frame presentation:style-name="pr7" draw:text-style-name="P17" draw:layer="backgroundobjects" svg:width="23.54cm" svg:height="13.234cm" svg:x="3.022cm" svg:y="6.179cm" presentation:class="outline">
        <draw:text-box>
          <text:list text:style-name="L3">
            <text:list-item>
              <text:p text:style-name="P8">Click to edit the outline text format</text:p>
            </text:list-item>
          </text:list>
          <text:list text:style-name="L3">
            <text:list-item>
              <text:list>
                <text:list-item>
                  <text:p text:style-name="P9">Second Outline Level</text:p>
                </text:list-item>
              </text:list>
            </text:list-item>
          </text:list>
          <text:list text:style-name="L3">
            <text:list-item>
              <text:list>
                <text:list-item>
                  <text:list>
                    <text:list-item>
                      <text:p text:style-name="P10">Third Outline Level</text:p>
                    </text:list-item>
                  </text:list>
                </text:list-item>
              </text:list>
            </text:list-item>
          </text:list>
          <text:list text:style-name="L3">
            <text:list-item>
              <text:list>
                <text:list-item>
                  <text:list>
                    <text:list-item>
                      <text:list>
                        <text:list-item>
                          <text:p text:style-name="P11">Fourth Outline Level</text:p>
                        </text:list-item>
                      </text:list>
                    </text:list-item>
                  </text:list>
                </text:list-item>
              </text:list>
            </text:list-item>
          </text:list>
          <text:list text:style-name="L3">
            <text:list-item>
              <text:list>
                <text:list-item>
                  <text:list>
                    <text:list-item>
                      <text:list>
                        <text:list-item>
                          <text:list>
                            <text:list-item>
                              <text:p text:style-name="P12">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3">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4">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5">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6">Ninth Outline Level</text:p>
                                            </text:list-item>
                                          </text:list>
                                        </text:list-item>
                                      </text:list>
                                    </text:list-item>
                                  </text:list>
                                </text:list-item>
                              </text:list>
                            </text:list-item>
                          </text:list>
                        </text:list-item>
                      </text:list>
                    </text:list-item>
                  </text:list>
                </text:list-item>
              </text:list>
            </text:list-item>
          </text:list>
        </draw:text-box>
      </draw:frame>
      <draw:rect presentation:style-name="pr8" draw:text-style-name="P18" draw:layer="backgroundobjects" svg:width="27.964cm" svg:height="0.088cm" svg:x="0.027cm" svg:y="0.869cm">
        <text:p text:style-name="P7"/>
      </draw:rect>
      <draw:rect presentation:style-name="pr8" draw:text-style-name="P18" draw:layer="backgroundobjects" svg:width="27.964cm" svg:height="0.088cm" svg:x="0.027cm" svg:y="4.17cm">
        <text:p text:style-name="P7"/>
      </draw:rect>
      <draw:frame draw:style-name="gr1" draw:text-style-name="P19" draw:layer="backgroundobjects" svg:width="9.962cm" svg:height="0.661cm" svg:x="17.683cm" svg:y="0.078cm">
        <draw:text-box>
          <text:p text:style-name="P7"><text:span text:style-name="T2">Jafar : Introduction au module Image</text:span></text:p>
        </draw:text-box>
      </draw:frame>
      <draw:frame draw:style-name="gr2" draw:text-style-name="P20" draw:layer="backgroundobjects" svg:width="16.83cm" svg:height="0.661cm" svg:x="0.28cm" svg:y="0cm">
        <draw:text-box>
          <text:p text:style-name="P4"><text:span text:style-name="T3"><text:s text:c="3"/></text:span><text:span text:style-name="T3">Groupe Robotique et Intelligence Artificielle <text:s/>- LAAS/CNRS</text:span></text:p>
        </draw:text-box>
      </draw:frame>
      <draw:rect presentation:style-name="pr1" draw:text-style-name="P1" draw:layer="backgroundobjects" svg:width="25.729cm" svg:height="14.795cm" svg:x="1.08cm" svg:y="5.13cm" draw:corner-radius="0.5cm">
        <text:p text:style-name="P7"/>
      </draw:rect>
      <presentation:notes style:page-layout-name="PM2">
        <draw:page-thumbnail presentation:style-name="Jafar-title" draw:layer="backgroundobjects" svg:width="13.705cm" svg:height="10.279cm" svg:x="3.647cm" svg:y="2.853cm" presentation:class="page"/>
        <draw:frame presentation:style-name="Jafar-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4-11-17T17:39:03</meta:creation-date>
    <dc:date>2007-03-20T13:09:52</dc:date>
    <dc:language>fr-FR</dc:language>
    <meta:editing-cycles>75</meta:editing-cycles>
    <meta:editing-duration>P1DT5H7M50S</meta:editing-duration>
    <meta:user-defined meta:name="Info 1"/>
    <meta:user-defined meta:name="Info 2"/>
    <meta:user-defined meta:name="Info 3"/>
    <meta:user-defined meta:name="Info 4"/>
    <meta:document-statistic meta:object-count="146"/>
  </office:meta>
</office:document-meta>
</file>